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682430" table:style-name="ce5">
            <text:p>4.682.430</text:p>
          </table:table-cell>
          <table:table-cell office:value-type="float" office:value="673500" table:style-name="ce5">
            <text:p>673.500</text:p>
          </table:table-cell>
          <table:table-cell office:value-type="float" office:value="1364600" table:style-name="ce5">
            <text:p>1.364.600</text:p>
          </table:table-cell>
          <table:table-cell office:value-type="float" office:value="275800" table:style-name="ce5">
            <text:p>275.800</text:p>
          </table:table-cell>
          <table:table-cell office:value-type="float" office:value="6996330" table:style-name="ce6">
            <text:p>6.996.330</text:p>
          </table:table-cell>
          <table:table-cell office:value-type="float" office:value="6863550" table:style-name="ce6">
            <text:p>6.863.550</text:p>
          </table:table-cell>
          <table:table-cell office:value-type="percentage" office:value="0.98102147840367737" table:style-name="ce7">
            <text:p>98,1%</text:p>
          </table:table-cell>
          <table:table-cell office:value-type="float" office:value="4364969" table:style-name="ce5">
            <text:p>4.364.969</text:p>
          </table:table-cell>
          <table:table-cell office:value-type="float" office:value="2625709" table:style-name="ce5">
            <text:p>2.625.709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47395" table:style-name="ce5">
            <text:p>847.395</text:p>
          </table:table-cell>
          <table:table-cell office:value-type="float" office:value="118900" table:style-name="ce5">
            <text:p>118.900</text:p>
          </table:table-cell>
          <table:table-cell office:value-type="float" office:value="214400" table:style-name="ce5">
            <text:p>214.400</text:p>
          </table:table-cell>
          <table:table-cell office:value-type="float" office:value="43100" table:style-name="ce5">
            <text:p>43.100</text:p>
          </table:table-cell>
          <table:table-cell office:value-type="float" office:value="1223795" table:style-name="ce6">
            <text:p>1.223.795</text:p>
          </table:table-cell>
          <table:table-cell office:value-type="float" office:value="1138644" table:style-name="ce6">
            <text:p>1.138.644</text:p>
          </table:table-cell>
          <table:table-cell office:value-type="percentage" office:value="0.93042053611920295" table:style-name="ce7">
            <text:p>93,0%</text:p>
          </table:table-cell>
          <table:table-cell office:value-type="float" office:value="707121" table:style-name="ce5">
            <text:p>707.121</text:p>
          </table:table-cell>
          <table:table-cell office:value-type="float" office:value="478720" table:style-name="ce5">
            <text:p>478.72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33325" table:style-name="ce5">
            <text:p>733.325</text:p>
          </table:table-cell>
          <table:table-cell office:value-type="float" office:value="100000" table:style-name="ce5">
            <text:p>100.000</text:p>
          </table:table-cell>
          <table:table-cell office:value-type="float" office:value="164400" table:style-name="ce5">
            <text:p>164.400</text:p>
          </table:table-cell>
          <table:table-cell office:value-type="float" office:value="33300" table:style-name="ce5">
            <text:p>33.300</text:p>
          </table:table-cell>
          <table:table-cell office:value-type="float" office:value="1031025" table:style-name="ce6">
            <text:p>1.031.025</text:p>
          </table:table-cell>
          <table:table-cell office:value-type="float" office:value="1025016" table:style-name="ce6">
            <text:p>1.025.016</text:p>
          </table:table-cell>
          <table:table-cell office:value-type="percentage" office:value="0.99417181930603038" table:style-name="ce7">
            <text:p>99,4%</text:p>
          </table:table-cell>
          <table:table-cell office:value-type="float" office:value="647329" table:style-name="ce5">
            <text:p>647.329</text:p>
          </table:table-cell>
          <table:table-cell office:value-type="float" office:value="415860" table:style-name="ce5">
            <text:p>415.86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1100" table:style-name="ce5">
            <text:p>611.100</text:p>
          </table:table-cell>
          <table:table-cell office:value-type="float" office:value="86600" table:style-name="ce5">
            <text:p>86.600</text:p>
          </table:table-cell>
          <table:table-cell office:value-type="float" office:value="188800" table:style-name="ce5">
            <text:p>188.800</text:p>
          </table:table-cell>
          <table:table-cell office:value-type="float" office:value="38100" table:style-name="ce5">
            <text:p>38.100</text:p>
          </table:table-cell>
          <table:table-cell office:value-type="float" office:value="924600" table:style-name="ce6">
            <text:p>924.600</text:p>
          </table:table-cell>
          <table:table-cell office:value-type="float" office:value="840252" table:style-name="ce6">
            <text:p>840.252</text:p>
          </table:table-cell>
          <table:table-cell office:value-type="percentage" office:value="0.90877352368591824" table:style-name="ce7">
            <text:p>90,9%</text:p>
          </table:table-cell>
          <table:table-cell office:value-type="float" office:value="535843" table:style-name="ce5">
            <text:p>535.843</text:p>
          </table:table-cell>
          <table:table-cell office:value-type="float" office:value="343504" table:style-name="ce5">
            <text:p>343.504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194540" table:style-name="ce5">
            <text:p>1.194.540</text:p>
          </table:table-cell>
          <table:table-cell office:value-type="float" office:value="163500" table:style-name="ce5">
            <text:p>163.500</text:p>
          </table:table-cell>
          <table:table-cell office:value-type="float" office:value="350900" table:style-name="ce5">
            <text:p>350.900</text:p>
          </table:table-cell>
          <table:table-cell office:value-type="float" office:value="70900" table:style-name="ce5">
            <text:p>70.900</text:p>
          </table:table-cell>
          <table:table-cell office:value-type="float" office:value="1779840" table:style-name="ce6">
            <text:p>1.779.840</text:p>
          </table:table-cell>
          <table:table-cell office:value-type="float" office:value="1621421" table:style-name="ce6">
            <text:p>1.621.421</text:p>
          </table:table-cell>
          <table:table-cell office:value-type="percentage" office:value="0.91099256112909022" table:style-name="ce7">
            <text:p>91,1%</text:p>
          </table:table-cell>
          <table:table-cell office:value-type="float" office:value="1029191" table:style-name="ce5">
            <text:p>1.029.191</text:p>
          </table:table-cell>
          <table:table-cell office:value-type="float" office:value="668307" table:style-name="ce5">
            <text:p>668.307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73965" table:style-name="ce5">
            <text:p>373.965</text:p>
          </table:table-cell>
          <table:table-cell office:value-type="float" office:value="52100" table:style-name="ce5">
            <text:p>52.100</text:p>
          </table:table-cell>
          <table:table-cell office:value-type="float" office:value="93900" table:style-name="ce5">
            <text:p>93.900</text:p>
          </table:table-cell>
          <table:table-cell office:value-type="float" office:value="18950" table:style-name="ce5">
            <text:p>18.950</text:p>
          </table:table-cell>
          <table:table-cell office:value-type="float" office:value="538915" table:style-name="ce6">
            <text:p>538.915</text:p>
          </table:table-cell>
          <table:table-cell office:value-type="float" office:value="487352" table:style-name="ce6">
            <text:p>487.352</text:p>
          </table:table-cell>
          <table:table-cell office:value-type="percentage" office:value="0.90432071848065099" table:style-name="ce7">
            <text:p>90,4%</text:p>
          </table:table-cell>
          <table:table-cell office:value-type="float" office:value="312034" table:style-name="ce5">
            <text:p>312.034</text:p>
          </table:table-cell>
          <table:table-cell office:value-type="float" office:value="188676" table:style-name="ce5">
            <text:p>188.676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718445" table:style-name="ce5">
            <text:p>1.718.445</text:p>
          </table:table-cell>
          <table:table-cell office:value-type="float" office:value="242600" table:style-name="ce5">
            <text:p>242.600</text:p>
          </table:table-cell>
          <table:table-cell office:value-type="float" office:value="386100" table:style-name="ce5">
            <text:p>386.100</text:p>
          </table:table-cell>
          <table:table-cell office:value-type="float" office:value="78050" table:style-name="ce5">
            <text:p>78.050</text:p>
          </table:table-cell>
          <table:table-cell office:value-type="float" office:value="2425195" table:style-name="ce6">
            <text:p>2.425.195</text:p>
          </table:table-cell>
          <table:table-cell office:value-type="float" office:value="2202734" table:style-name="ce6">
            <text:p>2.202.734</text:p>
          </table:table-cell>
          <table:table-cell office:value-type="percentage" office:value="0.90827088131057498" table:style-name="ce7">
            <text:p>90,8%</text:p>
          </table:table-cell>
          <table:table-cell office:value-type="float" office:value="1375247" table:style-name="ce5">
            <text:p>1.375.247</text:p>
          </table:table-cell>
          <table:table-cell office:value-type="float" office:value="899631" table:style-name="ce5">
            <text:p>899.631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226025" table:style-name="ce5">
            <text:p>1.226.025</text:p>
          </table:table-cell>
          <table:table-cell office:value-type="float" office:value="174300" table:style-name="ce5">
            <text:p>174.300</text:p>
          </table:table-cell>
          <table:table-cell office:value-type="float" office:value="328900" table:style-name="ce5">
            <text:p>328.900</text:p>
          </table:table-cell>
          <table:table-cell office:value-type="float" office:value="66675" table:style-name="ce5">
            <text:p>66.675</text:p>
          </table:table-cell>
          <table:table-cell office:value-type="float" office:value="1795900" table:style-name="ce6">
            <text:p>1.795.900</text:p>
          </table:table-cell>
          <table:table-cell office:value-type="float" office:value="1683722" table:style-name="ce6">
            <text:p>1.683.722</text:p>
          </table:table-cell>
          <table:table-cell office:value-type="percentage" office:value="0.93753661116988696" table:style-name="ce7">
            <text:p>93,8%</text:p>
          </table:table-cell>
          <table:table-cell office:value-type="float" office:value="1076923" table:style-name="ce5">
            <text:p>1.076.923</text:p>
          </table:table-cell>
          <table:table-cell office:value-type="float" office:value="669120" table:style-name="ce5">
            <text:p>669.12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475870" table:style-name="ce5">
            <text:p>4.475.870</text:p>
          </table:table-cell>
          <table:table-cell office:value-type="float" office:value="644000" table:style-name="ce5">
            <text:p>644.000</text:p>
          </table:table-cell>
          <table:table-cell office:value-type="float" office:value="1254300" table:style-name="ce5">
            <text:p>1.254.300</text:p>
          </table:table-cell>
          <table:table-cell office:value-type="float" office:value="253350" table:style-name="ce5">
            <text:p>253.350</text:p>
          </table:table-cell>
          <table:table-cell office:value-type="float" office:value="6627520" table:style-name="ce6">
            <text:p>6.627.520</text:p>
          </table:table-cell>
          <table:table-cell office:value-type="float" office:value="6149284" table:style-name="ce6">
            <text:p>6.149.284</text:p>
          </table:table-cell>
          <table:table-cell office:value-type="percentage" office:value="0.92784088165709044" table:style-name="ce7">
            <text:p>92,8%</text:p>
          </table:table-cell>
          <table:table-cell office:value-type="float" office:value="3903879" table:style-name="ce5">
            <text:p>3.903.879</text:p>
          </table:table-cell>
          <table:table-cell office:value-type="float" office:value="2399344" table:style-name="ce5">
            <text:p>2.399.344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38610" table:style-name="ce5">
            <text:p>2.838.610</text:p>
          </table:table-cell>
          <table:table-cell office:value-type="float" office:value="407600" table:style-name="ce5">
            <text:p>407.600</text:p>
          </table:table-cell>
          <table:table-cell office:value-type="float" office:value="815300" table:style-name="ce5">
            <text:p>815.300</text:p>
          </table:table-cell>
          <table:table-cell office:value-type="float" office:value="164800" table:style-name="ce5">
            <text:p>164.800</text:p>
          </table:table-cell>
          <table:table-cell office:value-type="float" office:value="4226310" table:style-name="ce6">
            <text:p>4.226.310</text:p>
          </table:table-cell>
          <table:table-cell office:value-type="float" office:value="3812918" table:style-name="ce6">
            <text:p>3.812.918</text:p>
          </table:table-cell>
          <table:table-cell office:value-type="percentage" office:value="0.90218606775177401" table:style-name="ce7">
            <text:p>90,2%</text:p>
          </table:table-cell>
          <table:table-cell office:value-type="float" office:value="2401306" table:style-name="ce5">
            <text:p>2.401.306</text:p>
          </table:table-cell>
          <table:table-cell office:value-type="float" office:value="1554560" table:style-name="ce5">
            <text:p>1.554.56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81605" table:style-name="ce5">
            <text:p>681.605</text:p>
          </table:table-cell>
          <table:table-cell office:value-type="float" office:value="94300" table:style-name="ce5">
            <text:p>94.300</text:p>
          </table:table-cell>
          <table:table-cell office:value-type="float" office:value="171500" table:style-name="ce5">
            <text:p>171.500</text:p>
          </table:table-cell>
          <table:table-cell office:value-type="float" office:value="34600" table:style-name="ce5">
            <text:p>34.600</text:p>
          </table:table-cell>
          <table:table-cell office:value-type="float" office:value="982005" table:style-name="ce6">
            <text:p>982.005</text:p>
          </table:table-cell>
          <table:table-cell office:value-type="float" office:value="951650" table:style-name="ce6">
            <text:p>951.650</text:p>
          </table:table-cell>
          <table:table-cell office:value-type="percentage" office:value="0.96908875209393031" table:style-name="ce7">
            <text:p>96,9%</text:p>
          </table:table-cell>
          <table:table-cell office:value-type="float" office:value="594459" table:style-name="ce5">
            <text:p>594.459</text:p>
          </table:table-cell>
          <table:table-cell office:value-type="float" office:value="401585" table:style-name="ce5">
            <text:p>401.585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844035" table:style-name="ce5">
            <text:p>1.844.035</text:p>
          </table:table-cell>
          <table:table-cell office:value-type="float" office:value="253000" table:style-name="ce5">
            <text:p>253.000</text:p>
          </table:table-cell>
          <table:table-cell office:value-type="float" office:value="435700" table:style-name="ce5">
            <text:p>435.700</text:p>
          </table:table-cell>
          <table:table-cell office:value-type="float" office:value="88200" table:style-name="ce5">
            <text:p>88.200</text:p>
          </table:table-cell>
          <table:table-cell office:value-type="float" office:value="2620935" table:style-name="ce6">
            <text:p>2.620.935</text:p>
          </table:table-cell>
          <table:table-cell office:value-type="float" office:value="2531999" table:style-name="ce6">
            <text:p>2.531.999</text:p>
          </table:table-cell>
          <table:table-cell office:value-type="percentage" office:value="0.96606707148403148" table:style-name="ce7">
            <text:p>96,6%</text:p>
          </table:table-cell>
          <table:table-cell office:value-type="float" office:value="1544709" table:style-name="ce5">
            <text:p>1.544.709</text:p>
          </table:table-cell>
          <table:table-cell office:value-type="float" office:value="1091871" table:style-name="ce5">
            <text:p>1.091.871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01305" table:style-name="ce5">
            <text:p>201.305</text:p>
          </table:table-cell>
          <table:table-cell office:value-type="float" office:value="27900" table:style-name="ce5">
            <text:p>27.900</text:p>
          </table:table-cell>
          <table:table-cell office:value-type="float" office:value="51400" table:style-name="ce5">
            <text:p>51.400</text:p>
          </table:table-cell>
          <table:table-cell office:value-type="float" office:value="10400" table:style-name="ce5">
            <text:p>10.400</text:p>
          </table:table-cell>
          <table:table-cell office:value-type="float" office:value="291005" table:style-name="ce6">
            <text:p>291.005</text:p>
          </table:table-cell>
          <table:table-cell office:value-type="float" office:value="265116" table:style-name="ce6">
            <text:p>265.116</text:p>
          </table:table-cell>
          <table:table-cell office:value-type="percentage" office:value="0.91103589285407471" table:style-name="ce7">
            <text:p>91,1%</text:p>
          </table:table-cell>
          <table:table-cell office:value-type="float" office:value="160992" table:style-name="ce5">
            <text:p>160.992</text:p>
          </table:table-cell>
          <table:table-cell office:value-type="float" office:value="117482" table:style-name="ce5">
            <text:p>117.482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68495" table:style-name="ce5">
            <text:p>3.768.495</text:p>
          </table:table-cell>
          <table:table-cell office:value-type="float" office:value="545400" table:style-name="ce5">
            <text:p>545.400</text:p>
          </table:table-cell>
          <table:table-cell office:value-type="float" office:value="1093300" table:style-name="ce5">
            <text:p>1.093.300</text:p>
          </table:table-cell>
          <table:table-cell office:value-type="float" office:value="220800" table:style-name="ce5">
            <text:p>220.800</text:p>
          </table:table-cell>
          <table:table-cell office:value-type="float" office:value="5627995" table:style-name="ce6">
            <text:p>5.627.995</text:p>
          </table:table-cell>
          <table:table-cell office:value-type="float" office:value="4891663" table:style-name="ce6">
            <text:p>4.891.663</text:p>
          </table:table-cell>
          <table:table-cell office:value-type="percentage" office:value="0.86916619506591597" table:style-name="ce7">
            <text:p>86,9%</text:p>
          </table:table-cell>
          <table:table-cell office:value-type="float" office:value="3009823" table:style-name="ce5">
            <text:p>3.009.823</text:p>
          </table:table-cell>
          <table:table-cell office:value-type="float" office:value="2150210" table:style-name="ce5">
            <text:p>2.150.21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818555" table:style-name="ce5">
            <text:p>818.555</text:p>
          </table:table-cell>
          <table:table-cell office:value-type="float" office:value="117800" table:style-name="ce5">
            <text:p>117.800</text:p>
          </table:table-cell>
          <table:table-cell office:value-type="float" office:value="243600" table:style-name="ce5">
            <text:p>243.600</text:p>
          </table:table-cell>
          <table:table-cell office:value-type="float" office:value="49200" table:style-name="ce5">
            <text:p>49.200</text:p>
          </table:table-cell>
          <table:table-cell office:value-type="float" office:value="1229155" table:style-name="ce6">
            <text:p>1.229.155</text:p>
          </table:table-cell>
          <table:table-cell office:value-type="float" office:value="1127600" table:style-name="ce6">
            <text:p>1.127.600</text:p>
          </table:table-cell>
          <table:table-cell office:value-type="percentage" office:value="0.91737819884392124" table:style-name="ce7">
            <text:p>91,7%</text:p>
          </table:table-cell>
          <table:table-cell office:value-type="float" office:value="714038" table:style-name="ce5">
            <text:p>714.038</text:p>
          </table:table-cell>
          <table:table-cell office:value-type="float" office:value="457449" table:style-name="ce5">
            <text:p>457.449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93855" table:style-name="ce5">
            <text:p>393.855</text:p>
          </table:table-cell>
          <table:table-cell office:value-type="float" office:value="56000" table:style-name="ce5">
            <text:p>56.000</text:p>
          </table:table-cell>
          <table:table-cell office:value-type="float" office:value="106600" table:style-name="ce5">
            <text:p>106.600</text:p>
          </table:table-cell>
          <table:table-cell office:value-type="float" office:value="21550" table:style-name="ce5">
            <text:p>21.550</text:p>
          </table:table-cell>
          <table:table-cell office:value-type="float" office:value="578005" table:style-name="ce6">
            <text:p>578.005</text:p>
          </table:table-cell>
          <table:table-cell office:value-type="float" office:value="552054" table:style-name="ce6">
            <text:p>552.054</text:p>
          </table:table-cell>
          <table:table-cell office:value-type="percentage" office:value="0.95510246451155267" table:style-name="ce7">
            <text:p>95,5%</text:p>
          </table:table-cell>
          <table:table-cell office:value-type="float" office:value="353224" table:style-name="ce5">
            <text:p>353.224</text:p>
          </table:table-cell>
          <table:table-cell office:value-type="float" office:value="229480" table:style-name="ce5">
            <text:p>229.480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88610" table:style-name="ce5">
            <text:p>1.388.610</text:p>
          </table:table-cell>
          <table:table-cell office:value-type="float" office:value="193800" table:style-name="ce5">
            <text:p>193.800</text:p>
          </table:table-cell>
          <table:table-cell office:value-type="float" office:value="356900" table:style-name="ce5">
            <text:p>356.900</text:p>
          </table:table-cell>
          <table:table-cell office:value-type="float" office:value="72350" table:style-name="ce5">
            <text:p>72.350</text:p>
          </table:table-cell>
          <table:table-cell office:value-type="float" office:value="2011660" table:style-name="ce6">
            <text:p>2.011.660</text:p>
          </table:table-cell>
          <table:table-cell office:value-type="float" office:value="1899001" table:style-name="ce6">
            <text:p>1.899.001</text:p>
          </table:table-cell>
          <table:table-cell office:value-type="percentage" office:value="0.94399699750454846" table:style-name="ce7">
            <text:p>94,4%</text:p>
          </table:table-cell>
          <table:table-cell office:value-type="float" office:value="1191661" table:style-name="ce5">
            <text:p>1.191.661</text:p>
          </table:table-cell>
          <table:table-cell office:value-type="float" office:value="808925" table:style-name="ce5">
            <text:p>808.925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4100" table:style-name="ce5">
            <text:p>44.100</text:p>
          </table:table-cell>
          <table:table-cell office:value-type="float" office:value="6300" table:style-name="ce5">
            <text:p>6.3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350" table:style-name="ce6">
            <text:p>67.350</text:p>
          </table:table-cell>
          <table:table-cell office:value-type="float" office:value="64090" table:style-name="ce6">
            <text:p>64.090</text:p>
          </table:table-cell>
          <table:table-cell office:value-type="percentage" office:value="0.95159613956941347" table:style-name="ce7">
            <text:p>95,2%</text:p>
          </table:table-cell>
          <table:table-cell office:value-type="float" office:value="40308" table:style-name="ce5">
            <text:p>40.308</text:p>
          </table:table-cell>
          <table:table-cell office:value-type="float" office:value="27518" table:style-name="ce5">
            <text:p>27.518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4100" table:style-name="ce5">
            <text:p>44.100</text:p>
          </table:table-cell>
          <table:table-cell office:value-type="float" office:value="6200" table:style-name="ce5">
            <text:p>6.2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7250" table:style-name="ce6">
            <text:p>67.250</text:p>
          </table:table-cell>
          <table:table-cell office:value-type="float" office:value="58454" table:style-name="ce6">
            <text:p>58.454</text:p>
          </table:table-cell>
          <table:table-cell office:value-type="percentage" office:value="0.8692044609665428" table:style-name="ce7">
            <text:p>86,9%</text:p>
          </table:table-cell>
          <table:table-cell office:value-type="float" office:value="35411" table:style-name="ce5">
            <text:p>35.411</text:p>
          </table:table-cell>
          <table:table-cell office:value-type="float" office:value="27539" table:style-name="ce5">
            <text:p>27.539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26696" table:style-name="ce6">
            <text:p>126.696</text:p>
          </table:table-cell>
          <table:table-cell office:value-type="percentage" office:value="0.74181460489952689" table:style-name="ce7">
            <text:p>74,2%</text:p>
          </table:table-cell>
          <table:table-cell office:value-type="float" office:value="80307" table:style-name="ce5">
            <text:p>80.307</text:p>
          </table:table-cell>
          <table:table-cell office:value-type="float" office:value="47036" table:style-name="ce5">
            <text:p>47.036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1120" table:style-name="ce5">
            <text:p>1.120</text:p>
          </table:table-cell>
          <table:table-cell office:value-type="float" office:value="3020" table:style-name="ce6">
            <text:p>3.020</text:p>
          </table:table-cell>
          <table:table-cell office:value-type="float" office:value="655" table:style-name="ce6">
            <text:p>655</text:p>
          </table:table-cell>
          <table:table-cell office:value-type="percentage" office:value="0.21688741721854304" table:style-name="ce7">
            <text:p>21,7%</text:p>
          </table:table-cell>
          <table:table-cell office:value-type="float" office:value="655" table:style-name="ce5">
            <text:p>655</text:p>
          </table:table-cell>
          <table:table-cell office:value-type="float" office:value="0" table:style-name="ce5">
            <text:p>0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932757" table:style-name="ce11">
            <text:p>27.932.757</text:p>
          </table:table-cell>
          <table:table-cell office:value-type="float" office:value="3982000" table:style-name="ce12">
            <text:p>3.982.000</text:p>
          </table:table-cell>
          <table:table-cell office:value-type="float" office:value="7755100" table:style-name="ce13">
            <text:p>7.755.100</text:p>
          </table:table-cell>
          <table:table-cell office:value-type="float" office:value="1548745" table:style-name="ce14">
            <text:p>1.548.745</text:p>
          </table:table-cell>
          <table:table-cell office:value-type="float" office:value="41218602" table:style-name="ce15">
            <text:p>41.218.602</text:p>
          </table:table-cell>
          <table:table-cell office:value-type="float" office:value="38293871" table:style-name="ce15">
            <text:p>38.293.871</text:p>
          </table:table-cell>
          <table:table-cell office:value-type="percentage" office:value="0.92904342073513313" table:style-name="ce16">
            <text:p>92,9%</text:p>
          </table:table-cell>
          <table:table-cell office:value-type="float" office:value="24079429" table:style-name="ce15">
            <text:p>24.079.429</text:p>
          </table:table-cell>
          <table:table-cell office:value-type="float" office:value="15602526" table:style-name="ce15">
            <text:p>15.602.52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010535" table:style-name="ce23">
            <text:p>4.010.535</text:p>
          </table:table-cell>
          <table:table-cell office:value-type="percentage" office:value="0.86617277647365254" table:style-name="ce24">
            <text:p>86,6%</text:p>
          </table:table-cell>
          <table:table-cell office:value-type="float" office:value="2196275" table:style-name="ce23">
            <text:p>2.196.275</text:p>
          </table:table-cell>
          <table:table-cell office:value-type="percentage" office:value="0.47433911302349219" table:style-name="ce24">
            <text:p>47,4%</text:p>
          </table:table-cell>
          <table:table-cell office:value-type="date" office:date-value="2021-06-23T00:00:00" table:style-name="ce25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62768" table:style-name="ce5">
            <text:p>662.768</text:p>
          </table:table-cell>
          <table:table-cell office:value-type="percentage" office:value="0.84178332558570779" table:style-name="ce26">
            <text:p>84,2%</text:p>
          </table:table-cell>
          <table:table-cell office:value-type="float" office:value="395525" table:style-name="ce5">
            <text:p>395.525</text:p>
          </table:table-cell>
          <table:table-cell office:value-type="percentage" office:value="0.50235731032923603" table:style-name="ce26">
            <text:p>50,2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1008" table:style-name="ce5">
            <text:p>611.008</text:p>
          </table:table-cell>
          <table:table-cell office:value-type="percentage" office:value="0.90337022169982184" table:style-name="ce26">
            <text:p>90,3%</text:p>
          </table:table-cell>
          <table:table-cell office:value-type="float" office:value="352621" table:style-name="ce5">
            <text:p>352.621</text:p>
          </table:table-cell>
          <table:table-cell office:value-type="percentage" office:value="0.52134720158494308" table:style-name="ce26">
            <text:p>52,1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81625" table:style-name="ce5">
            <text:p>481.625</text:p>
          </table:table-cell>
          <table:table-cell office:value-type="percentage" office:value="0.77774530163518274" table:style-name="ce26">
            <text:p>77,8%</text:p>
          </table:table-cell>
          <table:table-cell office:value-type="float" office:value="264237" table:style-name="ce5">
            <text:p>264.237</text:p>
          </table:table-cell>
          <table:table-cell office:value-type="percentage" office:value="0.4266993724748005" table:style-name="ce26">
            <text:p>42,7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37458" table:style-name="ce5">
            <text:p>937.458</text:p>
          </table:table-cell>
          <table:table-cell office:value-type="percentage" office:value="0.76948358156275776" table:style-name="ce26">
            <text:p>76,9%</text:p>
          </table:table-cell>
          <table:table-cell office:value-type="float" office:value="526368" table:style-name="ce5">
            <text:p>526.368</text:p>
          </table:table-cell>
          <table:table-cell office:value-type="percentage" office:value="0.43205299209140641" table:style-name="ce26">
            <text:p>43,2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296811" table:style-name="ce5">
            <text:p>296.811</text:p>
          </table:table-cell>
          <table:table-cell office:value-type="percentage" office:value="0.82634345436626144" table:style-name="ce26">
            <text:p>82,6%</text:p>
          </table:table-cell>
          <table:table-cell office:value-type="float" office:value="167137" table:style-name="ce5">
            <text:p>167.137</text:p>
          </table:table-cell>
          <table:table-cell office:value-type="percentage" office:value="0.46532158825789421" table:style-name="ce26">
            <text:p>46,5%</text:p>
          </table:table-cell>
          <table:table-cell office:value-type="date" office:date-value="2021-06-22T00:00:00" table:style-name="ce8">
            <text:p>22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08959" table:style-name="ce5">
            <text:p>1.308.959</text:p>
          </table:table-cell>
          <table:table-cell office:value-type="percentage" office:value="0.85434384468077607" table:style-name="ce26">
            <text:p>85,4%</text:p>
          </table:table-cell>
          <table:table-cell office:value-type="float" office:value="787319" table:style-name="ce5">
            <text:p>787.319</text:p>
          </table:table-cell>
          <table:table-cell office:value-type="percentage" office:value="0.51387487419409161" table:style-name="ce26">
            <text:p>51,4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05037" table:style-name="ce5">
            <text:p>1.005.037</text:p>
          </table:table-cell>
          <table:table-cell office:value-type="percentage" office:value="0.87332098274103209" table:style-name="ce26">
            <text:p>87,3%</text:p>
          </table:table-cell>
          <table:table-cell office:value-type="float" office:value="561975" table:style-name="ce5">
            <text:p>561.975</text:p>
          </table:table-cell>
          <table:table-cell office:value-type="percentage" office:value="0.48832486692120936" table:style-name="ce26">
            <text:p>48,8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576149" table:style-name="ce5">
            <text:p>3.576.149</text:p>
          </table:table-cell>
          <table:table-cell office:value-type="percentage" office:value="0.82616624701664998" table:style-name="ce26">
            <text:p>82,6%</text:p>
          </table:table-cell>
          <table:table-cell office:value-type="float" office:value="1971955" table:style-name="ce5">
            <text:p>1.971.955</text:p>
          </table:table-cell>
          <table:table-cell office:value-type="percentage" office:value="0.45556341797719219" table:style-name="ce26">
            <text:p>45,6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264858" table:style-name="ce5">
            <text:p>2.264.858</text:p>
          </table:table-cell>
          <table:table-cell office:value-type="percentage" office:value="0.78124332753946735" table:style-name="ce26">
            <text:p>78,1%</text:p>
          </table:table-cell>
          <table:table-cell office:value-type="float" office:value="1368521" table:style-name="ce5">
            <text:p>1.368.521</text:p>
          </table:table-cell>
          <table:table-cell office:value-type="percentage" office:value="0.47205957276245991" table:style-name="ce26">
            <text:p>47,2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63830" table:style-name="ce5">
            <text:p>563.830</text:p>
          </table:table-cell>
          <table:table-cell office:value-type="percentage" office:value="0.90664235360708034" table:style-name="ce26">
            <text:p>90,7%</text:p>
          </table:table-cell>
          <table:table-cell office:value-type="float" office:value="343790" table:style-name="ce5">
            <text:p>343.790</text:p>
          </table:table-cell>
          <table:table-cell office:value-type="percentage" office:value="0.55281658433672942" table:style-name="ce26">
            <text:p>55,3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485849" table:style-name="ce5">
            <text:p>1.485.849</text:p>
          </table:table-cell>
          <table:table-cell office:value-type="percentage" office:value="0.86381497365561677" table:style-name="ce26">
            <text:p>86,4%</text:p>
          </table:table-cell>
          <table:table-cell office:value-type="float" office:value="979451" table:style-name="ce5">
            <text:p>979.451</text:p>
          </table:table-cell>
          <table:table-cell office:value-type="percentage" office:value="0.56941481924607917" table:style-name="ce26">
            <text:p>56,9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1921" table:style-name="ce5">
            <text:p>151.921</text:p>
          </table:table-cell>
          <table:table-cell office:value-type="percentage" office:value="0.80525916856159996" table:style-name="ce26">
            <text:p>80,5%</text:p>
          </table:table-cell>
          <table:table-cell office:value-type="float" office:value="101201" table:style-name="ce5">
            <text:p>101.201</text:p>
          </table:table-cell>
          <table:table-cell office:value-type="percentage" office:value="0.53641717154048796" table:style-name="ce26">
            <text:p>53,6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795274" table:style-name="ce5">
            <text:p>2.795.274</text:p>
          </table:table-cell>
          <table:table-cell office:value-type="percentage" office:value="0.74894541674258097" table:style-name="ce26">
            <text:p>74,9%</text:p>
          </table:table-cell>
          <table:table-cell office:value-type="float" office:value="1785295" table:style-name="ce5">
            <text:p>1.785.295</text:p>
          </table:table-cell>
          <table:table-cell office:value-type="percentage" office:value="0.47833897778301737" table:style-name="ce26">
            <text:p>47,8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69259" table:style-name="ce5">
            <text:p>669.259</text:p>
          </table:table-cell>
          <table:table-cell office:value-type="percentage" office:value="0.85040127472706206" table:style-name="ce26">
            <text:p>85,0%</text:p>
          </table:table-cell>
          <table:table-cell office:value-type="float" office:value="364244" table:style-name="ce5">
            <text:p>364.244</text:p>
          </table:table-cell>
          <table:table-cell office:value-type="percentage" office:value="0.4628306259784089" table:style-name="ce26">
            <text:p>46,3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32424" table:style-name="ce5">
            <text:p>332.424</text:p>
          </table:table-cell>
          <table:table-cell office:value-type="percentage" office:value="0.88528833708834664" table:style-name="ce26">
            <text:p>88,5%</text:p>
          </table:table-cell>
          <table:table-cell office:value-type="float" office:value="189876" table:style-name="ce5">
            <text:p>189.876</text:p>
          </table:table-cell>
          <table:table-cell office:value-type="percentage" office:value="0.50566447757378197" table:style-name="ce26">
            <text:p>50,6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24826" table:style-name="ce5">
            <text:p>1.124.826</text:p>
          </table:table-cell>
          <table:table-cell office:value-type="percentage" office:value="0.83119725699422131" table:style-name="ce26">
            <text:p>83,1%</text:p>
          </table:table-cell>
          <table:table-cell office:value-type="float" office:value="691626" table:style-name="ce5">
            <text:p>691.626</text:p>
          </table:table-cell>
          <table:table-cell office:value-type="percentage" office:value="0.51108138864667541" table:style-name="ce26">
            <text:p>51,1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189" table:style-name="ce5">
            <text:p>32.189</text:p>
          </table:table-cell>
          <table:table-cell office:value-type="percentage" office:value="0.82582482425983883" table:style-name="ce26">
            <text:p>82,6%</text:p>
          </table:table-cell>
          <table:table-cell office:value-type="float" office:value="18110" table:style-name="ce5">
            <text:p>18.110</text:p>
          </table:table-cell>
          <table:table-cell office:value-type="percentage" office:value="0.4646210682949356" table:style-name="ce26">
            <text:p>46,5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188" table:style-name="ce5">
            <text:p>29.188</text:p>
          </table:table-cell>
          <table:table-cell office:value-type="percentage" office:value="0.78409670920080587" table:style-name="ce26">
            <text:p>78,4%</text:p>
          </table:table-cell>
          <table:table-cell office:value-type="float" office:value="17012" table:style-name="ce5">
            <text:p>17.012</text:p>
          </table:table-cell>
          <table:table-cell office:value-type="percentage" office:value="0.45700470114170583" table:style-name="ce26">
            <text:p>45,7%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970" table:style-name="ce5">
            <text:p>31.970</text:p>
          </table:table-cell>
          <table:table-cell office:value-type="string" table:style-name="ce26">
            <text:p>-</text:p>
          </table:table-cell>
          <table:table-cell office:value-type="float" office:value="7775" table:style-name="ce5">
            <text:p>7.775</text:p>
          </table:table-cell>
          <table:table-cell office:value-type="string" table:style-name="ce26">
            <text:p>-</text:p>
          </table:table-cell>
          <table:table-cell office:value-type="date" office:date-value="2021-06-23T00:00:00" table:style-name="ce8">
            <text:p>23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78" table:style-name="ce5">
            <text:p>278</text:p>
          </table:table-cell>
          <table:table-cell office:value-type="string" table:style-name="ce26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26">
            <text:p>-</text:p>
          </table:table-cell>
          <table:table-cell office:value-type="date" office:date-value="2021-06-18T00:00:00" table:style-name="ce8">
            <text:p>18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2372216" table:style-name="ce15">
            <text:p>22.372.216</text:p>
          </table:table-cell>
          <table:table-cell office:value-type="percentage" office:value="0.8268825756027347" table:style-name="ce16">
            <text:p>82,7%</text:p>
          </table:table-cell>
          <table:table-cell office:value-type="float" office:value="13090313" table:style-name="ce15">
            <text:p>13.090.313</text:p>
          </table:table-cell>
          <table:table-cell office:value-type="percentage" office:value="0.48382117036979982" table:style-name="ce16">
            <text:p>48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472" table:style-name="ce35">
            <text:p>431.472</text:p>
          </table:table-cell>
          <table:table-cell office:value-type="percentage" office:value="1" table:style-name="ce36">
            <text:p>100,0%</text:p>
          </table:table-cell>
          <table:table-cell office:value-type="float" office:value="646990" table:style-name="ce35">
            <text:p>646.990</text:p>
          </table:table-cell>
          <table:table-cell office:value-type="percentage" office:value="0.99478613305124231" table:style-name="ce36">
            <text:p>99,5%</text:p>
          </table:table-cell>
          <table:table-cell office:value-type="float" office:value="873981" table:style-name="ce35">
            <text:p>873.981</text:p>
          </table:table-cell>
          <table:table-cell office:value-type="percentage" office:value="0.95397463507493885" table:style-name="ce36">
            <text:p>95,4%</text:p>
          </table:table-cell>
          <table:table-cell office:value-type="float" office:value="1123138" table:style-name="ce35">
            <text:p>1.123.138</text:p>
          </table:table-cell>
          <table:table-cell office:value-type="percentage" office:value="0.8878413876133282" table:style-name="ce36">
            <text:p>88,8%</text:p>
          </table:table-cell>
          <table:table-cell office:value-type="float" office:value="934954" table:style-name="ce35">
            <text:p>934.954</text:p>
          </table:table-cell>
          <table:table-cell office:value-type="percentage" office:value="0.67500148002258298" table:style-name="ce36">
            <text:p>67,5%</text:p>
          </table:table-cell>
          <table:table-cell office:value-type="float" office:value="245589" table:style-name="ce35">
            <text:p>245.589</text:p>
          </table:table-cell>
          <table:table-cell office:value-type="percentage" office:value="0.21538794808356654" table:style-name="ce36">
            <text:p>21,5%</text:p>
          </table:table-cell>
          <table:table-cell office:value-type="float" office:value="103732" table:style-name="ce35">
            <text:p>103.732</text:p>
          </table:table-cell>
          <table:table-cell office:value-type="percentage" office:value="0.11169928672340719" table:style-name="ce36">
            <text:p>11,2%</text:p>
          </table:table-cell>
          <table:table-cell office:value-type="float" office:value="5113" table:style-name="ce35">
            <text:p>5.113</text:p>
          </table:table-cell>
          <table:table-cell office:value-type="percentage" office:value="6.791011373250614E-3" table:style-name="ce36">
            <text:p>0,7%</text:p>
          </table:table-cell>
          <table:table-cell office:value-type="float" office:value="4364969" table:style-name="ce35">
            <text:p>4.364.96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8574659737854728" table:style-name="ce36">
            <text:p>5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659" table:style-name="ce38">
            <text:p>100.659</text:p>
          </table:table-cell>
          <table:table-cell office:value-type="percentage" office:value="1" table:style-name="ce39">
            <text:p>100,0%</text:p>
          </table:table-cell>
          <table:table-cell office:value-type="float" office:value="117895" table:style-name="ce38">
            <text:p>117.895</text:p>
          </table:table-cell>
          <table:table-cell office:value-type="percentage" office:value="0.99108906729435498" table:style-name="ce39">
            <text:p>99,1%</text:p>
          </table:table-cell>
          <table:table-cell office:value-type="float" office:value="147539" table:style-name="ce38">
            <text:p>147.539</text:p>
          </table:table-cell>
          <table:table-cell office:value-type="percentage" office:value="0.94354307494548084" table:style-name="ce39">
            <text:p>94,4%</text:p>
          </table:table-cell>
          <table:table-cell office:value-type="float" office:value="170729" table:style-name="ce38">
            <text:p>170.729</text:p>
          </table:table-cell>
          <table:table-cell office:value-type="percentage" office:value="0.86111083090393714" table:style-name="ce39">
            <text:p>86,1%</text:p>
          </table:table-cell>
          <table:table-cell office:value-type="float" office:value="125946" table:style-name="ce38">
            <text:p>125.946</text:p>
          </table:table-cell>
          <table:table-cell office:value-type="percentage" office:value="0.58595069390489574" table:style-name="ce39">
            <text:p>58,6%</text:p>
          </table:table-cell>
          <table:table-cell office:value-type="float" office:value="26013" table:style-name="ce38">
            <text:p>26.013</text:p>
          </table:table-cell>
          <table:table-cell office:value-type="percentage" office:value="0.15833972462656587" table:style-name="ce39">
            <text:p>15,8%</text:p>
          </table:table-cell>
          <table:table-cell office:value-type="float" office:value="17005" table:style-name="ce38">
            <text:p>17.005</text:p>
          </table:table-cell>
          <table:table-cell office:value-type="percentage" office:value="0.13040544167606077" table:style-name="ce39">
            <text:p>13,0%</text:p>
          </table:table-cell>
          <table:table-cell office:value-type="float" office:value="1335" table:style-name="ce38">
            <text:p>1.335</text:p>
          </table:table-cell>
          <table:table-cell office:value-type="percentage" office:value="1.294746336401284E-2" table:style-name="ce39">
            <text:p>1,3%</text:p>
          </table:table-cell>
          <table:table-cell office:value-type="float" office:value="707121" table:style-name="ce38">
            <text:p>707.12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96659111965398" table:style-name="ce39">
            <text:p>5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19" table:style-name="ce38">
            <text:p>88.419</text:p>
          </table:table-cell>
          <table:table-cell office:value-type="percentage" office:value="1" table:style-name="ce39">
            <text:p>100,0%</text:p>
          </table:table-cell>
          <table:table-cell office:value-type="float" office:value="113355" table:style-name="ce38">
            <text:p>113.355</text:p>
          </table:table-cell>
          <table:table-cell office:value-type="percentage" office:value="1" table:style-name="ce39">
            <text:p>100,0%</text:p>
          </table:table-cell>
          <table:table-cell office:value-type="float" office:value="141658" table:style-name="ce38">
            <text:p>141.658</text:p>
          </table:table-cell>
          <table:table-cell office:value-type="percentage" office:value="0.94658273862026565" table:style-name="ce39">
            <text:p>94,7%</text:p>
          </table:table-cell>
          <table:table-cell office:value-type="float" office:value="143377" table:style-name="ce38">
            <text:p>143.377</text:p>
          </table:table-cell>
          <table:table-cell office:value-type="percentage" office:value="0.88153340096529254" table:style-name="ce39">
            <text:p>88,2%</text:p>
          </table:table-cell>
          <table:table-cell office:value-type="float" office:value="124199" table:style-name="ce38">
            <text:p>124.199</text:p>
          </table:table-cell>
          <table:table-cell office:value-type="percentage" office:value="0.74373776146305537" table:style-name="ce39">
            <text:p>74,4%</text:p>
          </table:table-cell>
          <table:table-cell office:value-type="float" office:value="25616" table:style-name="ce38">
            <text:p>25.616</text:p>
          </table:table-cell>
          <table:table-cell office:value-type="percentage" office:value="0.22381630566792776" table:style-name="ce39">
            <text:p>22,4%</text:p>
          </table:table-cell>
          <table:table-cell office:value-type="float" office:value="10147" table:style-name="ce38">
            <text:p>10.147</text:p>
          </table:table-cell>
          <table:table-cell office:value-type="percentage" office:value="0.12826282059384914" table:style-name="ce39">
            <text:p>12,8%</text:p>
          </table:table-cell>
          <table:table-cell office:value-type="float" office:value="558" table:style-name="ce38">
            <text:p>558</text:p>
          </table:table-cell>
          <table:table-cell office:value-type="percentage" office:value="8.7187500000000008E-3" table:style-name="ce39">
            <text:p>0,9%</text:p>
          </table:table-cell>
          <table:table-cell office:value-type="float" office:value="647329" table:style-name="ce38">
            <text:p>647.32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9312590812772301" table:style-name="ce39">
            <text:p>6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78" table:style-name="ce38">
            <text:p>50.678</text:p>
          </table:table-cell>
          <table:table-cell office:value-type="percentage" office:value="1" table:style-name="ce39">
            <text:p>100,0%</text:p>
          </table:table-cell>
          <table:table-cell office:value-type="float" office:value="77248" table:style-name="ce38">
            <text:p>77.248</text:p>
          </table:table-cell>
          <table:table-cell office:value-type="percentage" office:value="0.95941179392915699" table:style-name="ce39">
            <text:p>95,9%</text:p>
          </table:table-cell>
          <table:table-cell office:value-type="float" office:value="99202" table:style-name="ce38">
            <text:p>99.202</text:p>
          </table:table-cell>
          <table:table-cell office:value-type="percentage" office:value="0.84620962032226976" table:style-name="ce39">
            <text:p>84,6%</text:p>
          </table:table-cell>
          <table:table-cell office:value-type="float" office:value="130751" table:style-name="ce38">
            <text:p>130.751</text:p>
          </table:table-cell>
          <table:table-cell office:value-type="percentage" office:value="0.78862102450587168" table:style-name="ce39">
            <text:p>78,9%</text:p>
          </table:table-cell>
          <table:table-cell office:value-type="float" office:value="123746" table:style-name="ce38">
            <text:p>123.746</text:p>
          </table:table-cell>
          <table:table-cell office:value-type="percentage" office:value="0.60020759365966281" table:style-name="ce39">
            <text:p>60,0%</text:p>
          </table:table-cell>
          <table:table-cell office:value-type="float" office:value="41580" table:style-name="ce38">
            <text:p>41.580</text:p>
          </table:table-cell>
          <table:table-cell office:value-type="percentage" office:value="0.22822704144642592" table:style-name="ce39">
            <text:p>22,8%</text:p>
          </table:table-cell>
          <table:table-cell office:value-type="float" office:value="12070" table:style-name="ce38">
            <text:p>12.070</text:p>
          </table:table-cell>
          <table:table-cell office:value-type="percentage" office:value="8.7500543706775305E-2" table:style-name="ce39">
            <text:p>8,8%</text:p>
          </table:table-cell>
          <table:table-cell office:value-type="float" office:value="568" table:style-name="ce38">
            <text:p>568</text:p>
          </table:table-cell>
          <table:table-cell office:value-type="percentage" office:value="5.9488898198575618E-3" table:style-name="ce39">
            <text:p>0,6%</text:p>
          </table:table-cell>
          <table:table-cell office:value-type="float" office:value="535843" table:style-name="ce38">
            <text:p>535.84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1778924248236735" table:style-name="ce39">
            <text:p>5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57" table:style-name="ce38">
            <text:p>91.357</text:p>
          </table:table-cell>
          <table:table-cell office:value-type="percentage" office:value="1" table:style-name="ce39">
            <text:p>100,0%</text:p>
          </table:table-cell>
          <table:table-cell office:value-type="float" office:value="147544" table:style-name="ce38">
            <text:p>147.544</text:p>
          </table:table-cell>
          <table:table-cell office:value-type="percentage" office:value="0.95478577113977126" table:style-name="ce39">
            <text:p>95,5%</text:p>
          </table:table-cell>
          <table:table-cell office:value-type="float" office:value="208045" table:style-name="ce38">
            <text:p>208.045</text:p>
          </table:table-cell>
          <table:table-cell office:value-type="percentage" office:value="0.88495142327259113" table:style-name="ce39">
            <text:p>88,5%</text:p>
          </table:table-cell>
          <table:table-cell office:value-type="float" office:value="277981" table:style-name="ce38">
            <text:p>277.981</text:p>
          </table:table-cell>
          <table:table-cell office:value-type="percentage" office:value="0.79307127858675308" table:style-name="ce39">
            <text:p>79,3%</text:p>
          </table:table-cell>
          <table:table-cell office:value-type="float" office:value="212531" table:style-name="ce38">
            <text:p>212.531</text:p>
          </table:table-cell>
          <table:table-cell office:value-type="percentage" office:value="0.5478676235551293" table:style-name="ce39">
            <text:p>54,8%</text:p>
          </table:table-cell>
          <table:table-cell office:value-type="float" office:value="65160" table:style-name="ce38">
            <text:p>65.160</text:p>
          </table:table-cell>
          <table:table-cell office:value-type="percentage" office:value="0.20956215788559629" table:style-name="ce39">
            <text:p>21,0%</text:p>
          </table:table-cell>
          <table:table-cell office:value-type="float" office:value="25484" table:style-name="ce38">
            <text:p>25.484</text:p>
          </table:table-cell>
          <table:table-cell office:value-type="percentage" office:value="0.10122821233932346" table:style-name="ce39">
            <text:p>10,1%</text:p>
          </table:table-cell>
          <table:table-cell office:value-type="float" office:value="1089" table:style-name="ce38">
            <text:p>1.089</text:p>
          </table:table-cell>
          <table:table-cell office:value-type="percentage" office:value="6.056830759133912E-3" table:style-name="ce39">
            <text:p>0,6%</text:p>
          </table:table-cell>
          <table:table-cell office:value-type="float" office:value="1029191" table:style-name="ce38">
            <text:p>1.029.19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2489017092229906" table:style-name="ce39">
            <text:p>5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58" table:style-name="ce38">
            <text:p>42.158</text:p>
          </table:table-cell>
          <table:table-cell office:value-type="percentage" office:value="1" table:style-name="ce39">
            <text:p>100,0%</text:p>
          </table:table-cell>
          <table:table-cell office:value-type="float" office:value="55598" table:style-name="ce38">
            <text:p>55.598</text:p>
          </table:table-cell>
          <table:table-cell office:value-type="percentage" office:value="1" table:style-name="ce39">
            <text:p>100,0%</text:p>
          </table:table-cell>
          <table:table-cell office:value-type="float" office:value="73702" table:style-name="ce38">
            <text:p>73.702</text:p>
          </table:table-cell>
          <table:table-cell office:value-type="percentage" office:value="0.95289934708125934" table:style-name="ce39">
            <text:p>95,3%</text:p>
          </table:table-cell>
          <table:table-cell office:value-type="float" office:value="77327" table:style-name="ce38">
            <text:p>77.327</text:p>
          </table:table-cell>
          <table:table-cell office:value-type="percentage" office:value="0.85953270196967679" table:style-name="ce39">
            <text:p>86,0%</text:p>
          </table:table-cell>
          <table:table-cell office:value-type="float" office:value="48026" table:style-name="ce38">
            <text:p>48.026</text:p>
          </table:table-cell>
          <table:table-cell office:value-type="percentage" office:value="0.49121909807812292" table:style-name="ce39">
            <text:p>49,1%</text:p>
          </table:table-cell>
          <table:table-cell office:value-type="float" office:value="9623" table:style-name="ce38">
            <text:p>9.623</text:p>
          </table:table-cell>
          <table:table-cell office:value-type="percentage" office:value="0.13654874916634741" table:style-name="ce39">
            <text:p>13,7%</text:p>
          </table:table-cell>
          <table:table-cell office:value-type="float" office:value="5416" table:style-name="ce38">
            <text:p>5.416</text:p>
          </table:table-cell>
          <table:table-cell office:value-type="percentage" office:value="0.10723690723690724" table:style-name="ce39">
            <text:p>10,7%</text:p>
          </table:table-cell>
          <table:table-cell office:value-type="float" office:value="184" table:style-name="ce38">
            <text:p>184</text:p>
          </table:table-cell>
          <table:table-cell office:value-type="percentage" office:value="4.1853376703136725E-3" table:style-name="ce39">
            <text:p>0,4%</text:p>
          </table:table-cell>
          <table:table-cell office:value-type="float" office:value="312034" table:style-name="ce38">
            <text:p>312.03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9534044229738214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378" table:style-name="ce38">
            <text:p>228.378</text:p>
          </table:table-cell>
          <table:table-cell office:value-type="percentage" office:value="1" table:style-name="ce39">
            <text:p>100,0%</text:p>
          </table:table-cell>
          <table:table-cell office:value-type="float" office:value="248483" table:style-name="ce38">
            <text:p>248.483</text:p>
          </table:table-cell>
          <table:table-cell office:value-type="percentage" office:value="1" table:style-name="ce39">
            <text:p>100,0%</text:p>
          </table:table-cell>
          <table:table-cell office:value-type="float" office:value="307394" table:style-name="ce38">
            <text:p>307.394</text:p>
          </table:table-cell>
          <table:table-cell office:value-type="percentage" office:value="0.964903084046143" table:style-name="ce39">
            <text:p>96,5%</text:p>
          </table:table-cell>
          <table:table-cell office:value-type="float" office:value="333538" table:style-name="ce38">
            <text:p>333.538</text:p>
          </table:table-cell>
          <table:table-cell office:value-type="percentage" office:value="0.87502590673575131" table:style-name="ce39">
            <text:p>87,5%</text:p>
          </table:table-cell>
          <table:table-cell office:value-type="float" office:value="191166" table:style-name="ce38">
            <text:p>191.166</text:p>
          </table:table-cell>
          <table:table-cell office:value-type="percentage" office:value="0.52618598698063612" table:style-name="ce39">
            <text:p>52,6%</text:p>
          </table:table-cell>
          <table:table-cell office:value-type="float" office:value="41184" table:style-name="ce38">
            <text:p>41.184</text:p>
          </table:table-cell>
          <table:table-cell office:value-type="percentage" office:value="0.15379617078007193" table:style-name="ce39">
            <text:p>15,4%</text:p>
          </table:table-cell>
          <table:table-cell office:value-type="float" office:value="24179" table:style-name="ce38">
            <text:p>24.179</text:p>
          </table:table-cell>
          <table:table-cell office:value-type="percentage" office:value="0.11458915860212505" table:style-name="ce39">
            <text:p>11,5%</text:p>
          </table:table-cell>
          <table:table-cell office:value-type="float" office:value="925" table:style-name="ce38">
            <text:p>925</text:p>
          </table:table-cell>
          <table:table-cell office:value-type="percentage" office:value="5.5944648062803163E-3" table:style-name="ce39">
            <text:p>0,6%</text:p>
          </table:table-cell>
          <table:table-cell office:value-type="float" office:value="1375247" table:style-name="ce38">
            <text:p>1.375.247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319334195059122" table:style-name="ce39">
            <text:p>6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26" table:style-name="ce38">
            <text:p>137.326</text:p>
          </table:table-cell>
          <table:table-cell office:value-type="percentage" office:value="1" table:style-name="ce39">
            <text:p>100,0%</text:p>
          </table:table-cell>
          <table:table-cell office:value-type="float" office:value="157153" table:style-name="ce38">
            <text:p>157.153</text:p>
          </table:table-cell>
          <table:table-cell office:value-type="percentage" office:value="0.98775620517784302" table:style-name="ce39">
            <text:p>98,8%</text:p>
          </table:table-cell>
          <table:table-cell office:value-type="float" office:value="211234" table:style-name="ce38">
            <text:p>211.234</text:p>
          </table:table-cell>
          <table:table-cell office:value-type="percentage" office:value="0.96699382908205311" table:style-name="ce39">
            <text:p>96,7%</text:p>
          </table:table-cell>
          <table:table-cell office:value-type="float" office:value="271395" table:style-name="ce38">
            <text:p>271.395</text:p>
          </table:table-cell>
          <table:table-cell office:value-type="percentage" office:value="0.88264851469048189" table:style-name="ce39">
            <text:p>88,3%</text:p>
          </table:table-cell>
          <table:table-cell office:value-type="float" office:value="227929" table:style-name="ce38">
            <text:p>227.929</text:p>
          </table:table-cell>
          <table:table-cell office:value-type="percentage" office:value="0.68942998442249814" table:style-name="ce39">
            <text:p>68,9%</text:p>
          </table:table-cell>
          <table:table-cell office:value-type="float" office:value="51055" table:style-name="ce38">
            <text:p>51.055</text:p>
          </table:table-cell>
          <table:table-cell office:value-type="percentage" office:value="0.19200755168276915" table:style-name="ce39">
            <text:p>19,2%</text:p>
          </table:table-cell>
          <table:table-cell office:value-type="float" office:value="20017" table:style-name="ce38">
            <text:p>20.017</text:p>
          </table:table-cell>
          <table:table-cell office:value-type="percentage" office:value="9.1783629619100457E-2" table:style-name="ce39">
            <text:p>9,2%</text:p>
          </table:table-cell>
          <table:table-cell office:value-type="float" office:value="814" table:style-name="ce38">
            <text:p>814</text:p>
          </table:table-cell>
          <table:table-cell office:value-type="percentage" office:value="4.6789138482054579E-3" table:style-name="ce39">
            <text:p>0,5%</text:p>
          </table:table-cell>
          <table:table-cell office:value-type="float" office:value="1076923" table:style-name="ce38">
            <text:p>1.076.92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9538507638280747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160" table:style-name="ce38">
            <text:p>455.160</text:p>
          </table:table-cell>
          <table:table-cell office:value-type="percentage" office:value="1" table:style-name="ce39">
            <text:p>100,0%</text:p>
          </table:table-cell>
          <table:table-cell office:value-type="float" office:value="610050" table:style-name="ce38">
            <text:p>610.050</text:p>
          </table:table-cell>
          <table:table-cell office:value-type="percentage" office:value="0.96026708977918818" table:style-name="ce39">
            <text:p>96,0%</text:p>
          </table:table-cell>
          <table:table-cell office:value-type="float" office:value="747108" table:style-name="ce38">
            <text:p>747.108</text:p>
          </table:table-cell>
          <table:table-cell office:value-type="percentage" office:value="0.89197978948977052" table:style-name="ce39">
            <text:p>89,2%</text:p>
          </table:table-cell>
          <table:table-cell office:value-type="float" office:value="922678" table:style-name="ce38">
            <text:p>922.678</text:p>
          </table:table-cell>
          <table:table-cell office:value-type="percentage" office:value="0.84511348440161937" table:style-name="ce39">
            <text:p>84,5%</text:p>
          </table:table-cell>
          <table:table-cell office:value-type="float" office:value="841153" table:style-name="ce38">
            <text:p>841.153</text:p>
          </table:table-cell>
          <table:table-cell office:value-type="percentage" office:value="0.63880752303959354" table:style-name="ce39">
            <text:p>63,9%</text:p>
          </table:table-cell>
          <table:table-cell office:value-type="float" office:value="203921" table:style-name="ce38">
            <text:p>203.921</text:p>
          </table:table-cell>
          <table:table-cell office:value-type="percentage" office:value="0.19520471889203295" table:style-name="ce39">
            <text:p>19,5%</text:p>
          </table:table-cell>
          <table:table-cell office:value-type="float" office:value="114098" table:style-name="ce38">
            <text:p>114.098</text:p>
          </table:table-cell>
          <table:table-cell office:value-type="percentage" office:value="0.13600338524438724" table:style-name="ce39">
            <text:p>13,6%</text:p>
          </table:table-cell>
          <table:table-cell office:value-type="float" office:value="9711" table:style-name="ce38">
            <text:p>9.711</text:p>
          </table:table-cell>
          <table:table-cell office:value-type="percentage" office:value="1.4799608635619644E-2" table:style-name="ce39">
            <text:p>1,5%</text:p>
          </table:table-cell>
          <table:table-cell office:value-type="float" office:value="3903879" table:style-name="ce38">
            <text:p>3.903.87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6838590289384949" table:style-name="ce39">
            <text:p>5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689" table:style-name="ce38">
            <text:p>294.689</text:p>
          </table:table-cell>
          <table:table-cell office:value-type="percentage" office:value="1" table:style-name="ce39">
            <text:p>100,0%</text:p>
          </table:table-cell>
          <table:table-cell office:value-type="float" office:value="428900" table:style-name="ce38">
            <text:p>428.900</text:p>
          </table:table-cell>
          <table:table-cell office:value-type="percentage" office:value="0.9795323640781799" table:style-name="ce39">
            <text:p>98,0%</text:p>
          </table:table-cell>
          <table:table-cell office:value-type="float" office:value="536293" table:style-name="ce38">
            <text:p>536.293</text:p>
          </table:table-cell>
          <table:table-cell office:value-type="percentage" office:value="0.9234839718422394" table:style-name="ce39">
            <text:p>92,3%</text:p>
          </table:table-cell>
          <table:table-cell office:value-type="float" office:value="630897" table:style-name="ce38">
            <text:p>630.897</text:p>
          </table:table-cell>
          <table:table-cell office:value-type="percentage" office:value="0.83858631937410777" table:style-name="ce39">
            <text:p>83,9%</text:p>
          </table:table-cell>
          <table:table-cell office:value-type="float" office:value="374079" table:style-name="ce38">
            <text:p>374.079</text:p>
          </table:table-cell>
          <table:table-cell office:value-type="percentage" office:value="0.43927227720446976" table:style-name="ce39">
            <text:p>43,9%</text:p>
          </table:table-cell>
          <table:table-cell office:value-type="float" office:value="79501" table:style-name="ce38">
            <text:p>79.501</text:p>
          </table:table-cell>
          <table:table-cell office:value-type="percentage" office:value="0.12254319400578643" table:style-name="ce39">
            <text:p>12,3%</text:p>
          </table:table-cell>
          <table:table-cell office:value-type="float" office:value="54550" table:style-name="ce38">
            <text:p>54.550</text:p>
          </table:table-cell>
          <table:table-cell office:value-type="percentage" office:value="0.10569124593606988" table:style-name="ce39">
            <text:p>10,6%</text:p>
          </table:table-cell>
          <table:table-cell office:value-type="float" office:value="2397" table:style-name="ce38">
            <text:p>2.397</text:p>
          </table:table-cell>
          <table:table-cell office:value-type="percentage" office:value="5.646230781733254E-3" table:style-name="ce39">
            <text:p>0,6%</text:p>
          </table:table-cell>
          <table:table-cell office:value-type="float" office:value="2401306" table:style-name="ce38">
            <text:p>2.401.30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3499564104295039" table:style-name="ce39">
            <text:p>5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05" table:style-name="ce38">
            <text:p>78.005</text:p>
          </table:table-cell>
          <table:table-cell office:value-type="percentage" office:value="1" table:style-name="ce39">
            <text:p>100,0%</text:p>
          </table:table-cell>
          <table:table-cell office:value-type="float" office:value="95320" table:style-name="ce38">
            <text:p>95.320</text:p>
          </table:table-cell>
          <table:table-cell office:value-type="percentage" office:value="1" table:style-name="ce39">
            <text:p>100,0%</text:p>
          </table:table-cell>
          <table:table-cell office:value-type="float" office:value="127074" table:style-name="ce38">
            <text:p>127.074</text:p>
          </table:table-cell>
          <table:table-cell office:value-type="percentage" office:value="1" table:style-name="ce39">
            <text:p>100,0%</text:p>
          </table:table-cell>
          <table:table-cell office:value-type="float" office:value="153269" table:style-name="ce38">
            <text:p>153.269</text:p>
          </table:table-cell>
          <table:table-cell office:value-type="percentage" office:value="0.90575950264750382" table:style-name="ce39">
            <text:p>90,6%</text:p>
          </table:table-cell>
          <table:table-cell office:value-type="float" office:value="110162" table:style-name="ce38">
            <text:p>110.162</text:p>
          </table:table-cell>
          <table:table-cell office:value-type="percentage" office:value="0.6906968287208296" table:style-name="ce39">
            <text:p>69,1%</text:p>
          </table:table-cell>
          <table:table-cell office:value-type="float" office:value="21208" table:style-name="ce38">
            <text:p>21.208</text:p>
          </table:table-cell>
          <table:table-cell office:value-type="percentage" office:value="0.15888641658987557" table:style-name="ce39">
            <text:p>15,9%</text:p>
          </table:table-cell>
          <table:table-cell office:value-type="float" office:value="9058" table:style-name="ce38">
            <text:p>9.058</text:p>
          </table:table-cell>
          <table:table-cell office:value-type="percentage" office:value="7.9932933286268978E-2" table:style-name="ce39">
            <text:p>8,0%</text:p>
          </table:table-cell>
          <table:table-cell office:value-type="float" office:value="363" table:style-name="ce38">
            <text:p>363</text:p>
          </table:table-cell>
          <table:table-cell office:value-type="percentage" office:value="4.2831858407079643E-3" table:style-name="ce39">
            <text:p>0,4%</text:p>
          </table:table-cell>
          <table:table-cell office:value-type="float" office:value="594459" table:style-name="ce38">
            <text:p>594.45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2349059245655458" table:style-name="ce39">
            <text:p>6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840" table:style-name="ce38">
            <text:p>240.840</text:p>
          </table:table-cell>
          <table:table-cell office:value-type="percentage" office:value="1" table:style-name="ce39">
            <text:p>100,0%</text:p>
          </table:table-cell>
          <table:table-cell office:value-type="float" office:value="288595" table:style-name="ce38">
            <text:p>288.595</text:p>
          </table:table-cell>
          <table:table-cell office:value-type="percentage" office:value="0.99597255678798458" table:style-name="ce39">
            <text:p>99,6%</text:p>
          </table:table-cell>
          <table:table-cell office:value-type="float" office:value="332272" table:style-name="ce38">
            <text:p>332.272</text:p>
          </table:table-cell>
          <table:table-cell office:value-type="percentage" office:value="0.9577576838931533" table:style-name="ce39">
            <text:p>95,8%</text:p>
          </table:table-cell>
          <table:table-cell office:value-type="float" office:value="368841" table:style-name="ce38">
            <text:p>368.841</text:p>
          </table:table-cell>
          <table:table-cell office:value-type="percentage" office:value="0.90872381365348653" table:style-name="ce39">
            <text:p>90,9%</text:p>
          </table:table-cell>
          <table:table-cell office:value-type="float" office:value="255301" table:style-name="ce38">
            <text:p>255.301</text:p>
          </table:table-cell>
          <table:table-cell office:value-type="percentage" office:value="0.57601286942631325" table:style-name="ce39">
            <text:p>57,6%</text:p>
          </table:table-cell>
          <table:table-cell office:value-type="float" office:value="38453" table:style-name="ce38">
            <text:p>38.453</text:p>
          </table:table-cell>
          <table:table-cell office:value-type="percentage" office:value="0.11889934695493" table:style-name="ce39">
            <text:p>11,9%</text:p>
          </table:table-cell>
          <table:table-cell office:value-type="float" office:value="20022" table:style-name="ce38">
            <text:p>20.022</text:p>
          </table:table-cell>
          <table:table-cell office:value-type="percentage" office:value="8.6682454401011341E-2" table:style-name="ce39">
            <text:p>8,7%</text:p>
          </table:table-cell>
          <table:table-cell office:value-type="float" office:value="385" table:style-name="ce38">
            <text:p>385</text:p>
          </table:table-cell>
          <table:table-cell office:value-type="percentage" office:value="2.1388057131111566E-3" table:style-name="ce39">
            <text:p>0,2%</text:p>
          </table:table-cell>
          <table:table-cell office:value-type="float" office:value="1544709" table:style-name="ce38">
            <text:p>1.544.7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2933831249335404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3" table:style-name="ce38">
            <text:p>23.303</text:p>
          </table:table-cell>
          <table:table-cell office:value-type="percentage" office:value="1" table:style-name="ce39">
            <text:p>100,0%</text:p>
          </table:table-cell>
          <table:table-cell office:value-type="float" office:value="28472" table:style-name="ce38">
            <text:p>28.472</text:p>
          </table:table-cell>
          <table:table-cell office:value-type="percentage" office:value="1" table:style-name="ce39">
            <text:p>100,0%</text:p>
          </table:table-cell>
          <table:table-cell office:value-type="float" office:value="36094" table:style-name="ce38">
            <text:p>36.094</text:p>
          </table:table-cell>
          <table:table-cell office:value-type="percentage" office:value="0.95694363433904239" table:style-name="ce39">
            <text:p>95,7%</text:p>
          </table:table-cell>
          <table:table-cell office:value-type="float" office:value="41648" table:style-name="ce38">
            <text:p>41.648</text:p>
          </table:table-cell>
          <table:table-cell office:value-type="percentage" office:value="0.87378314870761997" table:style-name="ce39">
            <text:p>87,4%</text:p>
          </table:table-cell>
          <table:table-cell office:value-type="float" office:value="22404" table:style-name="ce38">
            <text:p>22.404</text:p>
          </table:table-cell>
          <table:table-cell office:value-type="percentage" office:value="0.42314012125332878" table:style-name="ce39">
            <text:p>42,3%</text:p>
          </table:table-cell>
          <table:table-cell office:value-type="float" office:value="5333" table:style-name="ce38">
            <text:p>5.333</text:p>
          </table:table-cell>
          <table:table-cell office:value-type="percentage" office:value="0.13563417177446019" table:style-name="ce39">
            <text:p>13,6%</text:p>
          </table:table-cell>
          <table:table-cell office:value-type="float" office:value="3579" table:style-name="ce38">
            <text:p>3.579</text:p>
          </table:table-cell>
          <table:table-cell office:value-type="percentage" office:value="0.11750607393788168" table:style-name="ce39">
            <text:p>11,8%</text:p>
          </table:table-cell>
          <table:table-cell office:value-type="float" office:value="159" table:style-name="ce38">
            <text:p>159</text:p>
          </table:table-cell>
          <table:table-cell office:value-type="percentage" office:value="6.2274792417358607E-3" table:style-name="ce39">
            <text:p>0,6%</text:p>
          </table:table-cell>
          <table:table-cell office:value-type="float" office:value="160992" table:style-name="ce38">
            <text:p>160.99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6693312673873997" table:style-name="ce39">
            <text:p>5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0902" table:style-name="ce38">
            <text:p>370.902</text:p>
          </table:table-cell>
          <table:table-cell office:value-type="percentage" office:value="1" table:style-name="ce39">
            <text:p>100,0%</text:p>
          </table:table-cell>
          <table:table-cell office:value-type="float" office:value="504607" table:style-name="ce38">
            <text:p>504.607</text:p>
          </table:table-cell>
          <table:table-cell office:value-type="percentage" office:value="0.95918119072918429" table:style-name="ce39">
            <text:p>95,9%</text:p>
          </table:table-cell>
          <table:table-cell office:value-type="float" office:value="655019" table:style-name="ce38">
            <text:p>655.019</text:p>
          </table:table-cell>
          <table:table-cell office:value-type="percentage" office:value="0.93132031797623571" table:style-name="ce39">
            <text:p>93,1%</text:p>
          </table:table-cell>
          <table:table-cell office:value-type="float" office:value="845091" table:style-name="ce38">
            <text:p>845.091</text:p>
          </table:table-cell>
          <table:table-cell office:value-type="percentage" office:value="0.86873537058110595" table:style-name="ce39">
            <text:p>86,9%</text:p>
          </table:table-cell>
          <table:table-cell office:value-type="float" office:value="419655" table:style-name="ce38">
            <text:p>419.655</text:p>
          </table:table-cell>
          <table:table-cell office:value-type="percentage" office:value="0.359918900212784" table:style-name="ce39">
            <text:p>36,0%</text:p>
          </table:table-cell>
          <table:table-cell office:value-type="float" office:value="125224" table:style-name="ce38">
            <text:p>125.224</text:p>
          </table:table-cell>
          <table:table-cell office:value-type="percentage" office:value="0.13186470662566868" table:style-name="ce39">
            <text:p>13,2%</text:p>
          </table:table-cell>
          <table:table-cell office:value-type="float" office:value="85064" table:style-name="ce38">
            <text:p>85.064</text:p>
          </table:table-cell>
          <table:table-cell office:value-type="percentage" office:value="0.11456816727835954" table:style-name="ce39">
            <text:p>11,5%</text:p>
          </table:table-cell>
          <table:table-cell office:value-type="float" office:value="4261" table:style-name="ce38">
            <text:p>4.261</text:p>
          </table:table-cell>
          <table:table-cell office:value-type="percentage" office:value="7.6976995422208252E-3" table:style-name="ce39">
            <text:p>0,8%</text:p>
          </table:table-cell>
          <table:table-cell office:value-type="float" office:value="3009823" table:style-name="ce38">
            <text:p>3.009.82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0348857808304104" table:style-name="ce39">
            <text:p>5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273" table:style-name="ce38">
            <text:p>73.273</text:p>
          </table:table-cell>
          <table:table-cell office:value-type="percentage" office:value="1" table:style-name="ce39">
            <text:p>100,0%</text:p>
          </table:table-cell>
          <table:table-cell office:value-type="float" office:value="101158" table:style-name="ce38">
            <text:p>101.158</text:p>
          </table:table-cell>
          <table:table-cell office:value-type="percentage" office:value="0.98308049640910022" table:style-name="ce39">
            <text:p>98,3%</text:p>
          </table:table-cell>
          <table:table-cell office:value-type="float" office:value="135393" table:style-name="ce38">
            <text:p>135.393</text:p>
          </table:table-cell>
          <table:table-cell office:value-type="percentage" office:value="0.92161133763077818" table:style-name="ce39">
            <text:p>92,2%</text:p>
          </table:table-cell>
          <table:table-cell office:value-type="float" office:value="187659" table:style-name="ce38">
            <text:p>187.659</text:p>
          </table:table-cell>
          <table:table-cell office:value-type="percentage" office:value="0.87997055182503658" table:style-name="ce39">
            <text:p>88,0%</text:p>
          </table:table-cell>
          <table:table-cell office:value-type="float" office:value="171776" table:style-name="ce38">
            <text:p>171.776</text:p>
          </table:table-cell>
          <table:table-cell office:value-type="percentage" office:value="0.67586570505632348" table:style-name="ce39">
            <text:p>67,6%</text:p>
          </table:table-cell>
          <table:table-cell office:value-type="float" office:value="26579" table:style-name="ce38">
            <text:p>26.579</text:p>
          </table:table-cell>
          <table:table-cell office:value-type="percentage" office:value="0.12717042339105181" table:style-name="ce39">
            <text:p>12,7%</text:p>
          </table:table-cell>
          <table:table-cell office:value-type="float" office:value="17314" table:style-name="ce38">
            <text:p>17.314</text:p>
          </table:table-cell>
          <table:table-cell office:value-type="percentage" office:value="0.10051785797222609" table:style-name="ce39">
            <text:p>10,1%</text:p>
          </table:table-cell>
          <table:table-cell office:value-type="float" office:value="886" table:style-name="ce38">
            <text:p>886</text:p>
          </table:table-cell>
          <table:table-cell office:value-type="percentage" office:value="6.2440977067388329E-3" table:style-name="ce39">
            <text:p>0,6%</text:p>
          </table:table-cell>
          <table:table-cell office:value-type="float" office:value="714038" table:style-name="ce38">
            <text:p>714.03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450101783248622" table:style-name="ce39">
            <text:p>5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3" table:style-name="ce38">
            <text:p>42.373</text:p>
          </table:table-cell>
          <table:table-cell office:value-type="percentage" office:value="1" table:style-name="ce39">
            <text:p>100,0%</text:p>
          </table:table-cell>
          <table:table-cell office:value-type="float" office:value="55609" table:style-name="ce38">
            <text:p>55.609</text:p>
          </table:table-cell>
          <table:table-cell office:value-type="percentage" office:value="0.99671995985087469" table:style-name="ce39">
            <text:p>99,7%</text:p>
          </table:table-cell>
          <table:table-cell office:value-type="float" office:value="69005" table:style-name="ce38">
            <text:p>69.005</text:p>
          </table:table-cell>
          <table:table-cell office:value-type="percentage" office:value="0.93446996370727475" table:style-name="ce39">
            <text:p>93,4%</text:p>
          </table:table-cell>
          <table:table-cell office:value-type="float" office:value="86660" table:style-name="ce38">
            <text:p>86.660</text:p>
          </table:table-cell>
          <table:table-cell office:value-type="percentage" office:value="0.89622934204811056" table:style-name="ce39">
            <text:p>89,6%</text:p>
          </table:table-cell>
          <table:table-cell office:value-type="float" office:value="78777" table:style-name="ce38">
            <text:p>78.777</text:p>
          </table:table-cell>
          <table:table-cell office:value-type="percentage" office:value="0.72940315920075549" table:style-name="ce39">
            <text:p>72,9%</text:p>
          </table:table-cell>
          <table:table-cell office:value-type="float" office:value="11623" table:style-name="ce38">
            <text:p>11.623</text:p>
          </table:table-cell>
          <table:table-cell office:value-type="percentage" office:value="0.14289226835175373" table:style-name="ce39">
            <text:p>14,3%</text:p>
          </table:table-cell>
          <table:table-cell office:value-type="float" office:value="8734" table:style-name="ce38">
            <text:p>8.734</text:p>
          </table:table-cell>
          <table:table-cell office:value-type="percentage" office:value="0.12820174086632319" table:style-name="ce39">
            <text:p>12,8%</text:p>
          </table:table-cell>
          <table:table-cell office:value-type="float" office:value="443" table:style-name="ce38">
            <text:p>443</text:p>
          </table:table-cell>
          <table:table-cell office:value-type="percentage" office:value="7.8562814783287218E-3" table:style-name="ce39">
            <text:p>0,8%</text:p>
          </table:table-cell>
          <table:table-cell office:value-type="float" office:value="353224" table:style-name="ce38">
            <text:p>353.22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0758849169352924" table:style-name="ce39">
            <text:p>60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07" table:style-name="ce38">
            <text:p>161.907</text:p>
          </table:table-cell>
          <table:table-cell office:value-type="percentage" office:value="1" table:style-name="ce39">
            <text:p>100,0%</text:p>
          </table:table-cell>
          <table:table-cell office:value-type="float" office:value="210161" table:style-name="ce38">
            <text:p>210.161</text:p>
          </table:table-cell>
          <table:table-cell office:value-type="percentage" office:value="0.98629629108179517" table:style-name="ce39">
            <text:p>98,6%</text:p>
          </table:table-cell>
          <table:table-cell office:value-type="float" office:value="266832" table:style-name="ce38">
            <text:p>266.832</text:p>
          </table:table-cell>
          <table:table-cell office:value-type="percentage" office:value="0.95256658777162562" table:style-name="ce39">
            <text:p>95,3%</text:p>
          </table:table-cell>
          <table:table-cell office:value-type="float" office:value="298252" table:style-name="ce38">
            <text:p>298.252</text:p>
          </table:table-cell>
          <table:table-cell office:value-type="percentage" office:value="0.87727110951623199" table:style-name="ce39">
            <text:p>87,7%</text:p>
          </table:table-cell>
          <table:table-cell office:value-type="float" office:value="187674" table:style-name="ce38">
            <text:p>187.674</text:p>
          </table:table-cell>
          <table:table-cell office:value-type="percentage" office:value="0.51824605876846352" table:style-name="ce39">
            <text:p>51,8%</text:p>
          </table:table-cell>
          <table:table-cell office:value-type="float" office:value="37078" table:style-name="ce38">
            <text:p>37.078</text:p>
          </table:table-cell>
          <table:table-cell office:value-type="percentage" office:value="0.1423104823388078" table:style-name="ce39">
            <text:p>14,2%</text:p>
          </table:table-cell>
          <table:table-cell office:value-type="float" office:value="28259" table:style-name="ce38">
            <text:p>28.259</text:p>
          </table:table-cell>
          <table:table-cell office:value-type="percentage" office:value="0.14021951630990304" table:style-name="ce39">
            <text:p>14,0%</text:p>
          </table:table-cell>
          <table:table-cell office:value-type="float" office:value="1498" table:style-name="ce38">
            <text:p>1.498</text:p>
          </table:table-cell>
          <table:table-cell office:value-type="percentage" office:value="8.8846185782237887E-3" table:style-name="ce39">
            <text:p>0,9%</text:p>
          </table:table-cell>
          <table:table-cell office:value-type="float" office:value="1191661" table:style-name="ce38">
            <text:p>1.191.66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0065284133667152" table:style-name="ce39">
            <text:p>60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2" table:style-name="ce38">
            <text:p>2.362</text:p>
          </table:table-cell>
          <table:table-cell office:value-type="percentage" office:value="0.90671785028790786" table:style-name="ce39">
            <text:p>90,7%</text:p>
          </table:table-cell>
          <table:table-cell office:value-type="float" office:value="3785" table:style-name="ce38">
            <text:p>3.785</text:p>
          </table:table-cell>
          <table:table-cell office:value-type="percentage" office:value="0.87656322371468276" table:style-name="ce39">
            <text:p>87,7%</text:p>
          </table:table-cell>
          <table:table-cell office:value-type="float" office:value="7134" table:style-name="ce38">
            <text:p>7.134</text:p>
          </table:table-cell>
          <table:table-cell office:value-type="percentage" office:value="0.90798014509354719" table:style-name="ce39">
            <text:p>90,8%</text:p>
          </table:table-cell>
          <table:table-cell office:value-type="float" office:value="9547" table:style-name="ce38">
            <text:p>9.547</text:p>
          </table:table-cell>
          <table:table-cell office:value-type="percentage" office:value="0.82615091727241263" table:style-name="ce39">
            <text:p>82,6%</text:p>
          </table:table-cell>
          <table:table-cell office:value-type="float" office:value="9361" table:style-name="ce38">
            <text:p>9.361</text:p>
          </table:table-cell>
          <table:table-cell office:value-type="percentage" office:value="0.74046828033538992" table:style-name="ce39">
            <text:p>74,0%</text:p>
          </table:table-cell>
          <table:table-cell office:value-type="float" office:value="6370" table:style-name="ce38">
            <text:p>6.370</text:p>
          </table:table-cell>
          <table:table-cell office:value-type="percentage" office:value="0.53556414999159241" table:style-name="ce39">
            <text:p>53,6%</text:p>
          </table:table-cell>
          <table:table-cell office:value-type="float" office:value="1637" table:style-name="ce38">
            <text:p>1.637</text:p>
          </table:table-cell>
          <table:table-cell office:value-type="percentage" office:value="0.14926597975745418" table:style-name="ce39">
            <text:p>14,9%</text:p>
          </table:table-cell>
          <table:table-cell office:value-type="float" office:value="112" table:style-name="ce38">
            <text:p>112</text:p>
          </table:table-cell>
          <table:table-cell office:value-type="percentage" office:value="1.2272627657243042E-2" table:style-name="ce39">
            <text:p>1,2%</text:p>
          </table:table-cell>
          <table:table-cell office:value-type="float" office:value="40308" table:style-name="ce38">
            <text:p>40.30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6799830902557602" table:style-name="ce39">
            <text:p>56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3" table:style-name="ce38">
            <text:p>1.953</text:p>
          </table:table-cell>
          <table:table-cell office:value-type="percentage" office:value="0.83141762452107282" table:style-name="ce39">
            <text:p>83,1%</text:p>
          </table:table-cell>
          <table:table-cell office:value-type="float" office:value="3187" table:style-name="ce38">
            <text:p>3.187</text:p>
          </table:table-cell>
          <table:table-cell office:value-type="percentage" office:value="0.85032017075773747" table:style-name="ce39">
            <text:p>85,0%</text:p>
          </table:table-cell>
          <table:table-cell office:value-type="float" office:value="6653" table:style-name="ce38">
            <text:p>6.653</text:p>
          </table:table-cell>
          <table:table-cell office:value-type="percentage" office:value="0.85000638814360552" table:style-name="ce39">
            <text:p>85,0%</text:p>
          </table:table-cell>
          <table:table-cell office:value-type="float" office:value="8825" table:style-name="ce38">
            <text:p>8.825</text:p>
          </table:table-cell>
          <table:table-cell office:value-type="percentage" office:value="0.7810425701389504" table:style-name="ce39">
            <text:p>78,1%</text:p>
          </table:table-cell>
          <table:table-cell office:value-type="float" office:value="8570" table:style-name="ce38">
            <text:p>8.570</text:p>
          </table:table-cell>
          <table:table-cell office:value-type="percentage" office:value="0.71404765872354603" table:style-name="ce39">
            <text:p>71,4%</text:p>
          </table:table-cell>
          <table:table-cell office:value-type="float" office:value="5300" table:style-name="ce38">
            <text:p>5.300</text:p>
          </table:table-cell>
          <table:table-cell office:value-type="percentage" office:value="0.43682518750515126" table:style-name="ce39">
            <text:p>43,7%</text:p>
          </table:table-cell>
          <table:table-cell office:value-type="float" office:value="899" table:style-name="ce38">
            <text:p>899</text:p>
          </table:table-cell>
          <table:table-cell office:value-type="percentage" office:value="7.4947894956231761E-2" table:style-name="ce39">
            <text:p>7,5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5411" table:style-name="ce38">
            <text:p>35.41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9925980233197514" table:style-name="ce39">
            <text:p>49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3343" table:style-name="ce38">
            <text:p>3.343</text:p>
          </table:table-cell>
          <table:table-cell office:value-type="string" table:style-name="ce39">
            <text:p>-</text:p>
          </table:table-cell>
          <table:table-cell office:value-type="float" office:value="8961" table:style-name="ce38">
            <text:p>8.961</text:p>
          </table:table-cell>
          <table:table-cell office:value-type="string" table:style-name="ce39">
            <text:p>-</text:p>
          </table:table-cell>
          <table:table-cell office:value-type="float" office:value="19621" table:style-name="ce38">
            <text:p>19.621</text:p>
          </table:table-cell>
          <table:table-cell office:value-type="string" table:style-name="ce39">
            <text:p>-</text:p>
          </table:table-cell>
          <table:table-cell office:value-type="float" office:value="26856" table:style-name="ce38">
            <text:p>26.856</text:p>
          </table:table-cell>
          <table:table-cell office:value-type="string" table:style-name="ce39">
            <text:p>-</text:p>
          </table:table-cell>
          <table:table-cell office:value-type="float" office:value="20667" table:style-name="ce38">
            <text:p>20.667</text:p>
          </table:table-cell>
          <table:table-cell office:value-type="string" table:style-name="ce39">
            <text:p>-</text:p>
          </table:table-cell>
          <table:table-cell office:value-type="float" office:value="814" table:style-name="ce38">
            <text:p>814</text:p>
          </table:table-cell>
          <table:table-cell office:value-type="string" table:style-name="ce39">
            <text:p>-</text:p>
          </table:table-cell>
          <table:table-cell office:value-type="float" office:value="80307" table:style-name="ce38">
            <text:p>80.30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56" table:style-name="ce38">
            <text:p>56</text:p>
          </table:table-cell>
          <table:table-cell office:value-type="string" table:style-name="ce39">
            <text:p>-</text:p>
          </table:table-cell>
          <table:table-cell office:value-type="float" office:value="210" table:style-name="ce38">
            <text:p>210</text:p>
          </table:table-cell>
          <table:table-cell office:value-type="string" table:style-name="ce39">
            <text:p>-</text:p>
          </table:table-cell>
          <table:table-cell office:value-type="float" office:value="196" table:style-name="ce38">
            <text:p>196</text:p>
          </table:table-cell>
          <table:table-cell office:value-type="string" table:style-name="ce39">
            <text:p>-</text:p>
          </table:table-cell>
          <table:table-cell office:value-type="float" office:value="170" table:style-name="ce38">
            <text:p>170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55" table:style-name="ce38">
            <text:p>6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5245" table:style-name="ce43">
            <text:p>2.915.245</text:p>
          </table:table-cell>
          <table:table-cell office:value-type="percentage" office:value="1" table:style-name="ce44">
            <text:p>100,0%</text:p>
          </table:table-cell>
          <table:table-cell office:value-type="float" office:value="3894125" table:style-name="ce43">
            <text:p>3.894.125</text:p>
          </table:table-cell>
          <table:table-cell office:value-type="percentage" office:value="0.98335372451575676" table:style-name="ce44">
            <text:p>98,3%</text:p>
          </table:table-cell>
          <table:table-cell office:value-type="float" office:value="4984986" table:style-name="ce43">
            <text:p>4.984.986</text:p>
          </table:table-cell>
          <table:table-cell office:value-type="percentage" office:value="0.93404517081363903" table:style-name="ce44">
            <text:p>93,4%</text:p>
          </table:table-cell>
          <table:table-cell office:value-type="float" office:value="6090620" table:style-name="ce43">
            <text:p>6.090.620</text:p>
          </table:table-cell>
          <table:table-cell office:value-type="percentage" office:value="0.86596829428436639" table:style-name="ce44">
            <text:p>86,6%</text:p>
          </table:table-cell>
          <table:table-cell office:value-type="float" office:value="4487240" table:style-name="ce43">
            <text:p>4.487.240</text:p>
          </table:table-cell>
          <table:table-cell office:value-type="percentage" office:value="0.56859978988149251" table:style-name="ce44">
            <text:p>56,9%</text:p>
          </table:table-cell>
          <table:table-cell office:value-type="float" office:value="1093462" table:style-name="ce43">
            <text:p>1.093.462</text:p>
          </table:table-cell>
          <table:table-cell office:value-type="percentage" office:value="0.17550421698243276" table:style-name="ce44">
            <text:p>17,6%</text:p>
          </table:table-cell>
          <table:table-cell office:value-type="float" office:value="582101" table:style-name="ce43">
            <text:p>582.101</text:p>
          </table:table-cell>
          <table:table-cell office:value-type="percentage" office:value="0.11772363609888688" table:style-name="ce44">
            <text:p>11,8%</text:p>
          </table:table-cell>
          <table:table-cell office:value-type="float" office:value="31650" table:style-name="ce43">
            <text:p>31.650</text:p>
          </table:table-cell>
          <table:table-cell office:value-type="percentage" office:value="8.1389960516225785E-3" table:style-name="ce44">
            <text:p>0,8%</text:p>
          </table:table-cell>
          <table:table-cell office:value-type="float" office:value="24079429" table:style-name="ce43">
            <text:p>24.079.429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7168869663211108" table:style-name="ce44">
            <text:p>57,2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106" table:style-name="ce35">
            <text:p>423.106</text:p>
          </table:table-cell>
          <table:table-cell office:value-type="percentage" office:value="1" table:style-name="ce36">
            <text:p>100,0%</text:p>
          </table:table-cell>
          <table:table-cell office:value-type="float" office:value="633488" table:style-name="ce35">
            <text:p>633.488</text:p>
          </table:table-cell>
          <table:table-cell office:value-type="percentage" office:value="0.97402599399428946" table:style-name="ce36">
            <text:p>97,4%</text:p>
          </table:table-cell>
          <table:table-cell office:value-type="float" office:value="301325" table:style-name="ce35">
            <text:p>301.325</text:p>
          </table:table-cell>
          <table:table-cell office:value-type="percentage" office:value="0.32890464084912135" table:style-name="ce36">
            <text:p>32,9%</text:p>
          </table:table-cell>
          <table:table-cell office:value-type="float" office:value="838356" table:style-name="ce35">
            <text:p>838.356</text:p>
          </table:table-cell>
          <table:table-cell office:value-type="percentage" office:value="0.66272101411755224" table:style-name="ce36">
            <text:p>66,3%</text:p>
          </table:table-cell>
          <table:table-cell office:value-type="float" office:value="208422" table:style-name="ce35">
            <text:p>208.422</text:p>
          </table:table-cell>
          <table:table-cell office:value-type="percentage" office:value="0.15047281306809404" table:style-name="ce36">
            <text:p>15,0%</text:p>
          </table:table-cell>
          <table:table-cell office:value-type="float" office:value="130671" table:style-name="ce35">
            <text:p>130.671</text:p>
          </table:table-cell>
          <table:table-cell office:value-type="percentage" office:value="0.11460186964411161" table:style-name="ce36">
            <text:p>11,5%</text:p>
          </table:table-cell>
          <table:table-cell office:value-type="float" office:value="86583" table:style-name="ce35">
            <text:p>86.583</text:p>
          </table:table-cell>
          <table:table-cell office:value-type="percentage" office:value="9.3233132903759341E-2" table:style-name="ce36">
            <text:p>9,3%</text:p>
          </table:table-cell>
          <table:table-cell office:value-type="float" office:value="3758" table:style-name="ce35">
            <text:p>3.758</text:p>
          </table:table-cell>
          <table:table-cell office:value-type="percentage" office:value="4.991320309148407E-3" table:style-name="ce36">
            <text:p>0,5%</text:p>
          </table:table-cell>
          <table:table-cell office:value-type="float" office:value="2625709" table:style-name="ce35">
            <text:p>2.625.70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5235075265282023" table:style-name="ce36">
            <text:p>3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833" table:style-name="ce38">
            <text:p>98.833</text:p>
          </table:table-cell>
          <table:table-cell office:value-type="percentage" office:value="1" table:style-name="ce39">
            <text:p>100,0%</text:p>
          </table:table-cell>
          <table:table-cell office:value-type="float" office:value="116180" table:style-name="ce38">
            <text:p>116.180</text:p>
          </table:table-cell>
          <table:table-cell office:value-type="percentage" office:value="0.97667185069984452" table:style-name="ce39">
            <text:p>97,7%</text:p>
          </table:table-cell>
          <table:table-cell office:value-type="float" office:value="50854" table:style-name="ce38">
            <text:p>50.854</text:p>
          </table:table-cell>
          <table:table-cell office:value-type="percentage" office:value="0.32522207371120504" table:style-name="ce39">
            <text:p>32,5%</text:p>
          </table:table-cell>
          <table:table-cell office:value-type="float" office:value="129658" table:style-name="ce38">
            <text:p>129.658</text:p>
          </table:table-cell>
          <table:table-cell office:value-type="percentage" office:value="0.65395983174119621" table:style-name="ce39">
            <text:p>65,4%</text:p>
          </table:table-cell>
          <table:table-cell office:value-type="float" office:value="45620" table:style-name="ce38">
            <text:p>45.620</text:p>
          </table:table-cell>
          <table:table-cell office:value-type="percentage" office:value="0.2122423154045491" table:style-name="ce39">
            <text:p>21,2%</text:p>
          </table:table-cell>
          <table:table-cell office:value-type="float" office:value="21841" table:style-name="ce38">
            <text:p>21.841</text:p>
          </table:table-cell>
          <table:table-cell office:value-type="percentage" office:value="0.13294498618263273" table:style-name="ce39">
            <text:p>13,3%</text:p>
          </table:table-cell>
          <table:table-cell office:value-type="float" office:value="14646" table:style-name="ce38">
            <text:p>14.646</text:p>
          </table:table-cell>
          <table:table-cell office:value-type="percentage" office:value="0.11231508960820853" table:style-name="ce39">
            <text:p>11,2%</text:p>
          </table:table-cell>
          <table:table-cell office:value-type="float" office:value="1088" table:style-name="ce38">
            <text:p>1.088</text:p>
          </table:table-cell>
          <table:table-cell office:value-type="percentage" office:value="1.0551940179809717E-2" table:style-name="ce39">
            <text:p>1,1%</text:p>
          </table:table-cell>
          <table:table-cell office:value-type="float" office:value="478720" table:style-name="ce38">
            <text:p>478.72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0393744504840801" table:style-name="ce39">
            <text:p>4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24" table:style-name="ce38">
            <text:p>87.124</text:p>
          </table:table-cell>
          <table:table-cell office:value-type="percentage" office:value="0.99200692277913149" table:style-name="ce39">
            <text:p>99,2%</text:p>
          </table:table-cell>
          <table:table-cell office:value-type="float" office:value="111608" table:style-name="ce38">
            <text:p>111.608</text:p>
          </table:table-cell>
          <table:table-cell office:value-type="percentage" office:value="1" table:style-name="ce39">
            <text:p>100,0%</text:p>
          </table:table-cell>
          <table:table-cell office:value-type="float" office:value="39099" table:style-name="ce38">
            <text:p>39.099</text:p>
          </table:table-cell>
          <table:table-cell office:value-type="percentage" office:value="0.26126613743885813" table:style-name="ce39">
            <text:p>26,1%</text:p>
          </table:table-cell>
          <table:table-cell office:value-type="float" office:value="114790" table:style-name="ce38">
            <text:p>114.790</text:p>
          </table:table-cell>
          <table:table-cell office:value-type="percentage" office:value="0.70577023578960307" table:style-name="ce39">
            <text:p>70,6%</text:p>
          </table:table-cell>
          <table:table-cell office:value-type="float" office:value="37905" table:style-name="ce38">
            <text:p>37.905</text:p>
          </table:table-cell>
          <table:table-cell office:value-type="percentage" office:value="0.22698556226907715" table:style-name="ce39">
            <text:p>22,7%</text:p>
          </table:table-cell>
          <table:table-cell office:value-type="float" office:value="15257" table:style-name="ce38">
            <text:p>15.257</text:p>
          </table:table-cell>
          <table:table-cell office:value-type="percentage" office:value="0.13330595626075789" table:style-name="ce39">
            <text:p>13,3%</text:p>
          </table:table-cell>
          <table:table-cell office:value-type="float" office:value="9576" table:style-name="ce38">
            <text:p>9.576</text:p>
          </table:table-cell>
          <table:table-cell office:value-type="percentage" office:value="0.12104511382740706" table:style-name="ce39">
            <text:p>12,1%</text:p>
          </table:table-cell>
          <table:table-cell office:value-type="float" office:value="501" table:style-name="ce38">
            <text:p>501</text:p>
          </table:table-cell>
          <table:table-cell office:value-type="percentage" office:value="7.828125E-3" table:style-name="ce39">
            <text:p>0,8%</text:p>
          </table:table-cell>
          <table:table-cell office:value-type="float" office:value="415860" table:style-name="ce38">
            <text:p>415.86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4528105515741595" table:style-name="ce39">
            <text:p>4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44" table:style-name="ce38">
            <text:p>49.844</text:p>
          </table:table-cell>
          <table:table-cell office:value-type="percentage" office:value="1" table:style-name="ce39">
            <text:p>100,0%</text:p>
          </table:table-cell>
          <table:table-cell office:value-type="float" office:value="76074" table:style-name="ce38">
            <text:p>76.074</text:p>
          </table:table-cell>
          <table:table-cell office:value-type="percentage" office:value="0.94483084107506587" table:style-name="ce39">
            <text:p>94,5%</text:p>
          </table:table-cell>
          <table:table-cell office:value-type="float" office:value="23756" table:style-name="ce38">
            <text:p>23.756</text:p>
          </table:table-cell>
          <table:table-cell office:value-type="percentage" office:value="0.20264264571657667" table:style-name="ce39">
            <text:p>20,3%</text:p>
          </table:table-cell>
          <table:table-cell office:value-type="float" office:value="114563" table:style-name="ce38">
            <text:p>114.563</text:p>
          </table:table-cell>
          <table:table-cell office:value-type="percentage" office:value="0.69098355217525043" table:style-name="ce39">
            <text:p>69,1%</text:p>
          </table:table-cell>
          <table:table-cell office:value-type="float" office:value="48950" table:style-name="ce38">
            <text:p>48.950</text:p>
          </table:table-cell>
          <table:table-cell office:value-type="percentage" office:value="0.23742312244145664" table:style-name="ce39">
            <text:p>23,7%</text:p>
          </table:table-cell>
          <table:table-cell office:value-type="float" office:value="18950" table:style-name="ce38">
            <text:p>18.950</text:p>
          </table:table-cell>
          <table:table-cell office:value-type="percentage" office:value="0.10401400758561259" table:style-name="ce39">
            <text:p>10,4%</text:p>
          </table:table-cell>
          <table:table-cell office:value-type="float" office:value="10879" table:style-name="ce38">
            <text:p>10.879</text:p>
          </table:table-cell>
          <table:table-cell office:value-type="percentage" office:value="7.886648011483087E-2" table:style-name="ce39">
            <text:p>7,9%</text:p>
          </table:table-cell>
          <table:table-cell office:value-type="float" office:value="488" table:style-name="ce38">
            <text:p>488</text:p>
          </table:table-cell>
          <table:table-cell office:value-type="percentage" office:value="5.1110180142438207E-3" table:style-name="ce39">
            <text:p>0,5%</text:p>
          </table:table-cell>
          <table:table-cell office:value-type="float" office:value="343504" table:style-name="ce38">
            <text:p>343.50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3193057658617003" table:style-name="ce39">
            <text:p>3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619" table:style-name="ce38">
            <text:p>88.619</text:p>
          </table:table-cell>
          <table:table-cell office:value-type="percentage" office:value="0.98208032270933998" table:style-name="ce39">
            <text:p>98,2%</text:p>
          </table:table-cell>
          <table:table-cell office:value-type="float" office:value="142916" table:style-name="ce38">
            <text:p>142.916</text:p>
          </table:table-cell>
          <table:table-cell office:value-type="percentage" office:value="0.92483708770408524" table:style-name="ce39">
            <text:p>92,5%</text:p>
          </table:table-cell>
          <table:table-cell office:value-type="float" office:value="81719" table:style-name="ce38">
            <text:p>81.719</text:p>
          </table:table-cell>
          <table:table-cell office:value-type="percentage" office:value="0.34760434212988955" table:style-name="ce39">
            <text:p>34,8%</text:p>
          </table:table-cell>
          <table:table-cell office:value-type="float" office:value="213114" table:style-name="ce38">
            <text:p>213.114</text:p>
          </table:table-cell>
          <table:table-cell office:value-type="percentage" office:value="0.60800771442917789" table:style-name="ce39">
            <text:p>60,8%</text:p>
          </table:table-cell>
          <table:table-cell office:value-type="float" office:value="92908" table:style-name="ce38">
            <text:p>92.908</text:p>
          </table:table-cell>
          <table:table-cell office:value-type="percentage" office:value="0.2395005207205535" table:style-name="ce39">
            <text:p>24,0%</text:p>
          </table:table-cell>
          <table:table-cell office:value-type="float" office:value="30185" table:style-name="ce38">
            <text:p>30.185</text:p>
          </table:table-cell>
          <table:table-cell office:value-type="percentage" office:value="9.7078479677359178E-2" table:style-name="ce39">
            <text:p>9,7%</text:p>
          </table:table-cell>
          <table:table-cell office:value-type="float" office:value="18209" table:style-name="ce38">
            <text:p>18.209</text:p>
          </table:table-cell>
          <table:table-cell office:value-type="percentage" office:value="7.2330266774711216E-2" table:style-name="ce39">
            <text:p>7,2%</text:p>
          </table:table-cell>
          <table:table-cell office:value-type="float" office:value="637" table:style-name="ce38">
            <text:p>637</text:p>
          </table:table-cell>
          <table:table-cell office:value-type="percentage" office:value="3.5428844752693313E-3" table:style-name="ce39">
            <text:p>0,4%</text:p>
          </table:table-cell>
          <table:table-cell office:value-type="float" office:value="668307" table:style-name="ce38">
            <text:p>668.30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4083836280978835" table:style-name="ce39">
            <text:p>3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586" table:style-name="ce38">
            <text:p>41.586</text:p>
          </table:table-cell>
          <table:table-cell office:value-type="percentage" office:value="1" table:style-name="ce39">
            <text:p>100,0%</text:p>
          </table:table-cell>
          <table:table-cell office:value-type="float" office:value="54981" table:style-name="ce38">
            <text:p>54.981</text:p>
          </table:table-cell>
          <table:table-cell office:value-type="percentage" office:value="1" table:style-name="ce39">
            <text:p>100,0%</text:p>
          </table:table-cell>
          <table:table-cell office:value-type="float" office:value="27808" table:style-name="ce38">
            <text:p>27.808</text:p>
          </table:table-cell>
          <table:table-cell office:value-type="percentage" office:value="0.3595319671601267" table:style-name="ce39">
            <text:p>36,0%</text:p>
          </table:table-cell>
          <table:table-cell office:value-type="float" office:value="42762" table:style-name="ce38">
            <text:p>42.762</text:p>
          </table:table-cell>
          <table:table-cell office:value-type="percentage" office:value="0.47532346271842069" table:style-name="ce39">
            <text:p>47,5%</text:p>
          </table:table-cell>
          <table:table-cell office:value-type="float" office:value="11576" table:style-name="ce38">
            <text:p>11.576</text:p>
          </table:table-cell>
          <table:table-cell office:value-type="percentage" office:value="0.11840153831991736" table:style-name="ce39">
            <text:p>11,8%</text:p>
          </table:table-cell>
          <table:table-cell office:value-type="float" office:value="6130" table:style-name="ce38">
            <text:p>6.130</text:p>
          </table:table-cell>
          <table:table-cell office:value-type="percentage" office:value="8.6983667503866727E-2" table:style-name="ce39">
            <text:p>8,7%</text:p>
          </table:table-cell>
          <table:table-cell office:value-type="float" office:value="3746" table:style-name="ce38">
            <text:p>3.746</text:p>
          </table:table-cell>
          <table:table-cell office:value-type="percentage" office:value="7.4170874170874174E-2" table:style-name="ce39">
            <text:p>7,4%</text:p>
          </table:table-cell>
          <table:table-cell office:value-type="float" office:value="87" table:style-name="ce38">
            <text:p>87</text:p>
          </table:table-cell>
          <table:table-cell office:value-type="percentage" office:value="1.9789368332461389E-3" table:style-name="ce39">
            <text:p>0,2%</text:p>
          </table:table-cell>
          <table:table-cell office:value-type="float" office:value="188676" table:style-name="ce38">
            <text:p>188.67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35998145487639444" table:style-name="ce39">
            <text:p>3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267" table:style-name="ce38">
            <text:p>225.267</text:p>
          </table:table-cell>
          <table:table-cell office:value-type="percentage" office:value="1" table:style-name="ce39">
            <text:p>100,0%</text:p>
          </table:table-cell>
          <table:table-cell office:value-type="float" office:value="246124" table:style-name="ce38">
            <text:p>246.124</text:p>
          </table:table-cell>
          <table:table-cell office:value-type="percentage" office:value="1" table:style-name="ce39">
            <text:p>100,0%</text:p>
          </table:table-cell>
          <table:table-cell office:value-type="float" office:value="129989" table:style-name="ce38">
            <text:p>129.989</text:p>
          </table:table-cell>
          <table:table-cell office:value-type="percentage" office:value="0.4080326453739308" table:style-name="ce39">
            <text:p>40,8%</text:p>
          </table:table-cell>
          <table:table-cell office:value-type="float" office:value="185939" table:style-name="ce38">
            <text:p>185.939</text:p>
          </table:table-cell>
          <table:table-cell office:value-type="percentage" office:value="0.48780481406178267" table:style-name="ce39">
            <text:p>48,8%</text:p>
          </table:table-cell>
          <table:table-cell office:value-type="float" office:value="59452" table:style-name="ce38">
            <text:p>59.452</text:p>
          </table:table-cell>
          <table:table-cell office:value-type="percentage" office:value="0.16364211888083016" table:style-name="ce39">
            <text:p>16,4%</text:p>
          </table:table-cell>
          <table:table-cell office:value-type="float" office:value="31505" table:style-name="ce38">
            <text:p>31.505</text:p>
          </table:table-cell>
          <table:table-cell office:value-type="percentage" office:value="0.11765123252783037" table:style-name="ce39">
            <text:p>11,8%</text:p>
          </table:table-cell>
          <table:table-cell office:value-type="float" office:value="20597" table:style-name="ce38">
            <text:p>20.597</text:p>
          </table:table-cell>
          <table:table-cell office:value-type="percentage" office:value="9.7613338009345713E-2" table:style-name="ce39">
            <text:p>9,8%</text:p>
          </table:table-cell>
          <table:table-cell office:value-type="float" office:value="758" table:style-name="ce38">
            <text:p>758</text:p>
          </table:table-cell>
          <table:table-cell office:value-type="percentage" office:value="4.5844371061194373E-3" table:style-name="ce39">
            <text:p>0,5%</text:p>
          </table:table-cell>
          <table:table-cell office:value-type="float" office:value="899631" table:style-name="ce38">
            <text:p>899.63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1338530033043031" table:style-name="ce39">
            <text:p>4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085" table:style-name="ce38">
            <text:p>135.085</text:p>
          </table:table-cell>
          <table:table-cell office:value-type="percentage" office:value="0.9991937512019764" table:style-name="ce39">
            <text:p>99,9%</text:p>
          </table:table-cell>
          <table:table-cell office:value-type="float" office:value="155125" table:style-name="ce38">
            <text:p>155.125</text:p>
          </table:table-cell>
          <table:table-cell office:value-type="percentage" office:value="0.97500958510631608" table:style-name="ce39">
            <text:p>97,5%</text:p>
          </table:table-cell>
          <table:table-cell office:value-type="float" office:value="62042" table:style-name="ce38">
            <text:p>62.042</text:p>
          </table:table-cell>
          <table:table-cell office:value-type="percentage" office:value="0.28401787185731814" table:style-name="ce39">
            <text:p>28,4%</text:p>
          </table:table-cell>
          <table:table-cell office:value-type="float" office:value="209723" table:style-name="ce38">
            <text:p>209.723</text:p>
          </table:table-cell>
          <table:table-cell office:value-type="percentage" office:value="0.68207481510872325" table:style-name="ce39">
            <text:p>68,2%</text:p>
          </table:table-cell>
          <table:table-cell office:value-type="float" office:value="67354" table:style-name="ce38">
            <text:p>67.354</text:p>
          </table:table-cell>
          <table:table-cell office:value-type="percentage" office:value="0.2037295261717155" table:style-name="ce39">
            <text:p>20,4%</text:p>
          </table:table-cell>
          <table:table-cell office:value-type="float" office:value="23556" table:style-name="ce38">
            <text:p>23.556</text:p>
          </table:table-cell>
          <table:table-cell office:value-type="percentage" office:value="8.8589362206234645E-2" table:style-name="ce39">
            <text:p>8,9%</text:p>
          </table:table-cell>
          <table:table-cell office:value-type="float" office:value="15626" table:style-name="ce38">
            <text:p>15.626</text:p>
          </table:table-cell>
          <table:table-cell office:value-type="percentage" office:value="7.1649647620925405E-2" table:style-name="ce39">
            <text:p>7,2%</text:p>
          </table:table-cell>
          <table:table-cell office:value-type="float" office:value="609" table:style-name="ce38">
            <text:p>609</text:p>
          </table:table-cell>
          <table:table-cell office:value-type="percentage" office:value="3.5005633090382359E-3" table:style-name="ce39">
            <text:p>0,4%</text:p>
          </table:table-cell>
          <table:table-cell office:value-type="float" office:value="669120" table:style-name="ce38">
            <text:p>669.12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69928084282037" table:style-name="ce39">
            <text:p>3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540" table:style-name="ce38">
            <text:p>446.540</text:p>
          </table:table-cell>
          <table:table-cell office:value-type="percentage" office:value="0.99853308169124944" table:style-name="ce39">
            <text:p>99,9%</text:p>
          </table:table-cell>
          <table:table-cell office:value-type="float" office:value="595645" table:style-name="ce38">
            <text:p>595.645</text:p>
          </table:table-cell>
          <table:table-cell office:value-type="percentage" office:value="0.93759247716010907" table:style-name="ce39">
            <text:p>93,8%</text:p>
          </table:table-cell>
          <table:table-cell office:value-type="float" office:value="273782" table:style-name="ce38">
            <text:p>273.782</text:p>
          </table:table-cell>
          <table:table-cell office:value-type="percentage" office:value="0.32687109591396207" table:style-name="ce39">
            <text:p>32,7%</text:p>
          </table:table-cell>
          <table:table-cell office:value-type="float" office:value="655988" table:style-name="ce38">
            <text:p>655.988</text:p>
          </table:table-cell>
          <table:table-cell office:value-type="percentage" office:value="0.60084266060928027" table:style-name="ce39">
            <text:p>60,1%</text:p>
          </table:table-cell>
          <table:table-cell office:value-type="float" office:value="219244" table:style-name="ce38">
            <text:p>219.244</text:p>
          </table:table-cell>
          <table:table-cell office:value-type="percentage" office:value="0.16650325990787959" table:style-name="ce39">
            <text:p>16,7%</text:p>
          </table:table-cell>
          <table:table-cell office:value-type="float" office:value="113452" table:style-name="ce38">
            <text:p>113.452</text:p>
          </table:table-cell>
          <table:table-cell office:value-type="percentage" office:value="0.10860267342617445" table:style-name="ce39">
            <text:p>10,9%</text:p>
          </table:table-cell>
          <table:table-cell office:value-type="float" office:value="88483" table:style-name="ce38">
            <text:p>88.483</text:p>
          </table:table-cell>
          <table:table-cell office:value-type="percentage" office:value="0.10547062644900976" table:style-name="ce39">
            <text:p>10,5%</text:p>
          </table:table-cell>
          <table:table-cell office:value-type="float" office:value="6210" table:style-name="ce38">
            <text:p>6.210</text:p>
          </table:table-cell>
          <table:table-cell office:value-type="percentage" office:value="9.4640685436307281E-3" table:style-name="ce39">
            <text:p>0,9%</text:p>
          </table:table-cell>
          <table:table-cell office:value-type="float" office:value="2399344" table:style-name="ce38">
            <text:p>2.399.34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4933288295895965" table:style-name="ce39">
            <text:p>3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576" table:style-name="ce38">
            <text:p>289.576</text:p>
          </table:table-cell>
          <table:table-cell office:value-type="percentage" office:value="1" table:style-name="ce39">
            <text:p>100,0%</text:p>
          </table:table-cell>
          <table:table-cell office:value-type="float" office:value="417652" table:style-name="ce38">
            <text:p>417.652</text:p>
          </table:table-cell>
          <table:table-cell office:value-type="percentage" office:value="0.95384390515733264" table:style-name="ce39">
            <text:p>95,4%</text:p>
          </table:table-cell>
          <table:table-cell office:value-type="float" office:value="220110" table:style-name="ce38">
            <text:p>220.110</text:p>
          </table:table-cell>
          <table:table-cell office:value-type="percentage" office:value="0.37902425920568666" table:style-name="ce39">
            <text:p>37,9%</text:p>
          </table:table-cell>
          <table:table-cell office:value-type="float" office:value="441183" table:style-name="ce38">
            <text:p>441.183</text:p>
          </table:table-cell>
          <table:table-cell office:value-type="percentage" office:value="0.58641906387322651" table:style-name="ce39">
            <text:p>58,6%</text:p>
          </table:table-cell>
          <table:table-cell office:value-type="float" office:value="105808" table:style-name="ce38">
            <text:p>105.808</text:p>
          </table:table-cell>
          <table:table-cell office:value-type="percentage" office:value="0.12424787573333584" table:style-name="ce39">
            <text:p>12,4%</text:p>
          </table:table-cell>
          <table:table-cell office:value-type="float" office:value="48041" table:style-name="ce38">
            <text:p>48.041</text:p>
          </table:table-cell>
          <table:table-cell office:value-type="percentage" office:value="7.4050610473226572E-2" table:style-name="ce39">
            <text:p>7,4%</text:p>
          </table:table-cell>
          <table:table-cell office:value-type="float" office:value="30931" table:style-name="ce38">
            <text:p>30.931</text:p>
          </table:table-cell>
          <table:table-cell office:value-type="percentage" office:value="5.9929164583841933E-2" table:style-name="ce39">
            <text:p>6,0%</text:p>
          </table:table-cell>
          <table:table-cell office:value-type="float" office:value="1259" table:style-name="ce38">
            <text:p>1.259</text:p>
          </table:table-cell>
          <table:table-cell office:value-type="percentage" office:value="2.9656255962462103E-3" table:style-name="ce39">
            <text:p>0,3%</text:p>
          </table:table-cell>
          <table:table-cell office:value-type="float" office:value="1554560" table:style-name="ce38">
            <text:p>1.554.56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4634603992149643" table:style-name="ce39">
            <text:p>3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598" table:style-name="ce38">
            <text:p>76.598</text:p>
          </table:table-cell>
          <table:table-cell office:value-type="percentage" office:value="1" table:style-name="ce39">
            <text:p>100,0%</text:p>
          </table:table-cell>
          <table:table-cell office:value-type="float" office:value="90855" table:style-name="ce38">
            <text:p>90.855</text:p>
          </table:table-cell>
          <table:table-cell office:value-type="percentage" office:value="0.98888719578562412" table:style-name="ce39">
            <text:p>98,9%</text:p>
          </table:table-cell>
          <table:table-cell office:value-type="float" office:value="65734" table:style-name="ce38">
            <text:p>65.734</text:p>
          </table:table-cell>
          <table:table-cell office:value-type="percentage" office:value="0.52462548983614932" table:style-name="ce39">
            <text:p>52,5%</text:p>
          </table:table-cell>
          <table:table-cell office:value-type="float" office:value="110603" table:style-name="ce38">
            <text:p>110.603</text:p>
          </table:table-cell>
          <table:table-cell office:value-type="percentage" office:value="0.65362022503782147" table:style-name="ce39">
            <text:p>65,4%</text:p>
          </table:table-cell>
          <table:table-cell office:value-type="float" office:value="35275" table:style-name="ce38">
            <text:p>35.275</text:p>
          </table:table-cell>
          <table:table-cell office:value-type="percentage" office:value="0.22116819441483693" table:style-name="ce39">
            <text:p>22,1%</text:p>
          </table:table-cell>
          <table:table-cell office:value-type="float" office:value="14737" table:style-name="ce38">
            <text:p>14.737</text:p>
          </table:table-cell>
          <table:table-cell office:value-type="percentage" office:value="0.11040688048307225" table:style-name="ce39">
            <text:p>11,0%</text:p>
          </table:table-cell>
          <table:table-cell office:value-type="float" office:value="7509" table:style-name="ce38">
            <text:p>7.509</text:p>
          </table:table-cell>
          <table:table-cell office:value-type="percentage" office:value="6.6263678079774097E-2" table:style-name="ce39">
            <text:p>6,6%</text:p>
          </table:table-cell>
          <table:table-cell office:value-type="float" office:value="274" table:style-name="ce38">
            <text:p>274</text:p>
          </table:table-cell>
          <table:table-cell office:value-type="percentage" office:value="3.2330383480825959E-3" table:style-name="ce39">
            <text:p>0,3%</text:p>
          </table:table-cell>
          <table:table-cell office:value-type="float" office:value="401585" table:style-name="ce38">
            <text:p>401.58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2119720547870493" table:style-name="ce39">
            <text:p>4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756" table:style-name="ce38">
            <text:p>238.756</text:p>
          </table:table-cell>
          <table:table-cell office:value-type="percentage" office:value="1" table:style-name="ce39">
            <text:p>100,0%</text:p>
          </table:table-cell>
          <table:table-cell office:value-type="float" office:value="286103" table:style-name="ce38">
            <text:p>286.103</text:p>
          </table:table-cell>
          <table:table-cell office:value-type="percentage" office:value="0.98737239527612319" table:style-name="ce39">
            <text:p>98,7%</text:p>
          </table:table-cell>
          <table:table-cell office:value-type="float" office:value="159039" table:style-name="ce38">
            <text:p>159.039</text:p>
          </table:table-cell>
          <table:table-cell office:value-type="percentage" office:value="0.45842208879677859" table:style-name="ce39">
            <text:p>45,8%</text:p>
          </table:table-cell>
          <table:table-cell office:value-type="float" office:value="295553" table:style-name="ce38">
            <text:p>295.553</text:p>
          </table:table-cell>
          <table:table-cell office:value-type="percentage" office:value="0.72816213299695232" table:style-name="ce39">
            <text:p>72,8%</text:p>
          </table:table-cell>
          <table:table-cell office:value-type="float" office:value="62831" table:style-name="ce38">
            <text:p>62.831</text:p>
          </table:table-cell>
          <table:table-cell office:value-type="percentage" office:value="0.14175997978435137" table:style-name="ce39">
            <text:p>14,2%</text:p>
          </table:table-cell>
          <table:table-cell office:value-type="float" office:value="32562" table:style-name="ce38">
            <text:p>32.562</text:p>
          </table:table-cell>
          <table:table-cell office:value-type="percentage" office:value="0.10068396576460693" table:style-name="ce39">
            <text:p>10,1%</text:p>
          </table:table-cell>
          <table:table-cell office:value-type="float" office:value="16766" table:style-name="ce38">
            <text:p>16.766</text:p>
          </table:table-cell>
          <table:table-cell office:value-type="percentage" office:value="7.2586056861819806E-2" table:style-name="ce39">
            <text:p>7,3%</text:p>
          </table:table-cell>
          <table:table-cell office:value-type="float" office:value="261" table:style-name="ce38">
            <text:p>261</text:p>
          </table:table-cell>
          <table:table-cell office:value-type="percentage" office:value="1.4499436133039272E-3" table:style-name="ce39">
            <text:p>0,1%</text:p>
          </table:table-cell>
          <table:table-cell office:value-type="float" office:value="1091871" table:style-name="ce38">
            <text:p>1.091.87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4484511490541645" table:style-name="ce39">
            <text:p>4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09" table:style-name="ce38">
            <text:p>23.009</text:p>
          </table:table-cell>
          <table:table-cell office:value-type="percentage" office:value="1" table:style-name="ce39">
            <text:p>100,0%</text:p>
          </table:table-cell>
          <table:table-cell office:value-type="float" office:value="28245" table:style-name="ce38">
            <text:p>28.245</text:p>
          </table:table-cell>
          <table:table-cell office:value-type="percentage" office:value="1" table:style-name="ce39">
            <text:p>100,0%</text:p>
          </table:table-cell>
          <table:table-cell office:value-type="float" office:value="20203" table:style-name="ce38">
            <text:p>20.203</text:p>
          </table:table-cell>
          <table:table-cell office:value-type="percentage" office:value="0.53563285434010288" table:style-name="ce39">
            <text:p>53,6%</text:p>
          </table:table-cell>
          <table:table-cell office:value-type="float" office:value="29744" table:style-name="ce38">
            <text:p>29.744</text:p>
          </table:table-cell>
          <table:table-cell office:value-type="percentage" office:value="0.62403491104397446" table:style-name="ce39">
            <text:p>62,4%</text:p>
          </table:table-cell>
          <table:table-cell office:value-type="float" office:value="8946" table:style-name="ce38">
            <text:p>8.946</text:p>
          </table:table-cell>
          <table:table-cell office:value-type="percentage" office:value="0.16896141424443312" table:style-name="ce39">
            <text:p>16,9%</text:p>
          </table:table-cell>
          <table:table-cell office:value-type="float" office:value="4326" table:style-name="ce38">
            <text:p>4.326</text:p>
          </table:table-cell>
          <table:table-cell office:value-type="percentage" office:value="0.1100231440270607" table:style-name="ce39">
            <text:p>11,0%</text:p>
          </table:table-cell>
          <table:table-cell office:value-type="float" office:value="2881" table:style-name="ce38">
            <text:p>2.881</text:p>
          </table:table-cell>
          <table:table-cell office:value-type="percentage" office:value="9.4589270470812267E-2" table:style-name="ce39">
            <text:p>9,5%</text:p>
          </table:table-cell>
          <table:table-cell office:value-type="float" office:value="128" table:style-name="ce38">
            <text:p>128</text:p>
          </table:table-cell>
          <table:table-cell office:value-type="percentage" office:value="5.0133166222779257E-3" table:style-name="ce39">
            <text:p>0,5%</text:p>
          </table:table-cell>
          <table:table-cell office:value-type="float" office:value="117482" table:style-name="ce38">
            <text:p>117.48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1371271613198579" table:style-name="ce39">
            <text:p>4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165" table:style-name="ce38">
            <text:p>366.165</text:p>
          </table:table-cell>
          <table:table-cell office:value-type="percentage" office:value="1" table:style-name="ce39">
            <text:p>100,0%</text:p>
          </table:table-cell>
          <table:table-cell office:value-type="float" office:value="498375" table:style-name="ce38">
            <text:p>498.375</text:p>
          </table:table-cell>
          <table:table-cell office:value-type="percentage" office:value="0.9473351061908718" table:style-name="ce39">
            <text:p>94,7%</text:p>
          </table:table-cell>
          <table:table-cell office:value-type="float" office:value="295477" table:style-name="ce38">
            <text:p>295.477</text:p>
          </table:table-cell>
          <table:table-cell office:value-type="percentage" office:value="0.42011565098823728" table:style-name="ce39">
            <text:p>42,0%</text:p>
          </table:table-cell>
          <table:table-cell office:value-type="float" office:value="625278" table:style-name="ce38">
            <text:p>625.278</text:p>
          </table:table-cell>
          <table:table-cell office:value-type="percentage" office:value="0.64277233463167016" table:style-name="ce39">
            <text:p>64,3%</text:p>
          </table:table-cell>
          <table:table-cell office:value-type="float" office:value="184080" table:style-name="ce38">
            <text:p>184.080</text:p>
          </table:table-cell>
          <table:table-cell office:value-type="percentage" office:value="0.15787699694074725" table:style-name="ce39">
            <text:p>15,8%</text:p>
          </table:table-cell>
          <table:table-cell office:value-type="float" office:value="105921" table:style-name="ce38">
            <text:p>105.921</text:p>
          </table:table-cell>
          <table:table-cell office:value-type="percentage" office:value="0.11153805652668379" table:style-name="ce39">
            <text:p>11,2%</text:p>
          </table:table-cell>
          <table:table-cell office:value-type="float" office:value="71811" table:style-name="ce38">
            <text:p>71.811</text:p>
          </table:table-cell>
          <table:table-cell office:value-type="percentage" office:value="9.6718408027206298E-2" table:style-name="ce39">
            <text:p>9,7%</text:p>
          </table:table-cell>
          <table:table-cell office:value-type="float" office:value="3103" table:style-name="ce38">
            <text:p>3.103</text:p>
          </table:table-cell>
          <table:table-cell office:value-type="percentage" office:value="5.6057173620068573E-3" table:style-name="ce39">
            <text:p>0,6%</text:p>
          </table:table-cell>
          <table:table-cell office:value-type="float" office:value="2150210" table:style-name="ce38">
            <text:p>2.150.21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5969097700427421" table:style-name="ce39">
            <text:p>3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914" table:style-name="ce38">
            <text:p>71.914</text:p>
          </table:table-cell>
          <table:table-cell office:value-type="percentage" office:value="1" table:style-name="ce39">
            <text:p>100,0%</text:p>
          </table:table-cell>
          <table:table-cell office:value-type="float" office:value="96840" table:style-name="ce38">
            <text:p>96.840</text:p>
          </table:table-cell>
          <table:table-cell office:value-type="percentage" office:value="0.94111701765809197" table:style-name="ce39">
            <text:p>94,1%</text:p>
          </table:table-cell>
          <table:table-cell office:value-type="float" office:value="51718" table:style-name="ce38">
            <text:p>51.718</text:p>
          </table:table-cell>
          <table:table-cell office:value-type="percentage" office:value="0.35204105943134867" table:style-name="ce39">
            <text:p>35,2%</text:p>
          </table:table-cell>
          <table:table-cell office:value-type="float" office:value="143772" table:style-name="ce38">
            <text:p>143.772</text:p>
          </table:table-cell>
          <table:table-cell office:value-type="percentage" office:value="0.67417563866901753" table:style-name="ce39">
            <text:p>67,4%</text:p>
          </table:table-cell>
          <table:table-cell office:value-type="float" office:value="55656" table:style-name="ce38">
            <text:p>55.656</text:p>
          </table:table-cell>
          <table:table-cell office:value-type="percentage" office:value="0.21898275475395129" table:style-name="ce39">
            <text:p>21,9%</text:p>
          </table:table-cell>
          <table:table-cell office:value-type="float" office:value="21244" table:style-name="ce38">
            <text:p>21.244</text:p>
          </table:table-cell>
          <table:table-cell office:value-type="percentage" office:value="0.10164447400276551" table:style-name="ce39">
            <text:p>10,2%</text:p>
          </table:table-cell>
          <table:table-cell office:value-type="float" office:value="15575" table:style-name="ce38">
            <text:p>15.575</text:p>
          </table:table-cell>
          <table:table-cell office:value-type="percentage" office:value="9.042194974687659E-2" table:style-name="ce39">
            <text:p>9,0%</text:p>
          </table:table-cell>
          <table:table-cell office:value-type="float" office:value="730" table:style-name="ce38">
            <text:p>730</text:p>
          </table:table-cell>
          <table:table-cell office:value-type="percentage" office:value="5.1446854694349306E-3" table:style-name="ce39">
            <text:p>0,5%</text:p>
          </table:table-cell>
          <table:table-cell office:value-type="float" office:value="457449" table:style-name="ce38">
            <text:p>457.44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4916119459262657" table:style-name="ce39">
            <text:p>3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23" table:style-name="ce38">
            <text:p>41.823</text:p>
          </table:table-cell>
          <table:table-cell office:value-type="percentage" office:value="1" table:style-name="ce39">
            <text:p>100,0%</text:p>
          </table:table-cell>
          <table:table-cell office:value-type="float" office:value="55203" table:style-name="ce38">
            <text:p>55.203</text:p>
          </table:table-cell>
          <table:table-cell office:value-type="percentage" office:value="0.98944293088614854" table:style-name="ce39">
            <text:p>98,9%</text:p>
          </table:table-cell>
          <table:table-cell office:value-type="float" office:value="22376" table:style-name="ce38">
            <text:p>22.376</text:p>
          </table:table-cell>
          <table:table-cell office:value-type="percentage" office:value="0.30301717133416389" table:style-name="ce39">
            <text:p>30,3%</text:p>
          </table:table-cell>
          <table:table-cell office:value-type="float" office:value="70474" table:style-name="ce38">
            <text:p>70.474</text:p>
          </table:table-cell>
          <table:table-cell office:value-type="percentage" office:value="0.72883529484766374" table:style-name="ce39">
            <text:p>72,9%</text:p>
          </table:table-cell>
          <table:table-cell office:value-type="float" office:value="22687" table:style-name="ce38">
            <text:p>22.687</text:p>
          </table:table-cell>
          <table:table-cell office:value-type="percentage" office:value="0.21006092479768892" table:style-name="ce39">
            <text:p>21,0%</text:p>
          </table:table-cell>
          <table:table-cell office:value-type="float" office:value="9628" table:style-name="ce38">
            <text:p>9.628</text:p>
          </table:table-cell>
          <table:table-cell office:value-type="percentage" office:value="0.11836589173971306" table:style-name="ce39">
            <text:p>11,8%</text:p>
          </table:table-cell>
          <table:table-cell office:value-type="float" office:value="7026" table:style-name="ce38">
            <text:p>7.026</text:p>
          </table:table-cell>
          <table:table-cell office:value-type="percentage" office:value="0.10313091725747502" table:style-name="ce39">
            <text:p>10,3%</text:p>
          </table:table-cell>
          <table:table-cell office:value-type="float" office:value="263" table:style-name="ce38">
            <text:p>263</text:p>
          </table:table-cell>
          <table:table-cell office:value-type="percentage" office:value="4.6641129318294675E-3" table:style-name="ce39">
            <text:p>0,5%</text:p>
          </table:table-cell>
          <table:table-cell office:value-type="float" office:value="229480" table:style-name="ce38">
            <text:p>229.48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3947336734588564" table:style-name="ce39">
            <text:p>39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8991" table:style-name="ce38">
            <text:p>158.991</text:p>
          </table:table-cell>
          <table:table-cell office:value-type="percentage" office:value="1.0065906932573598" table:style-name="ce39">
            <text:p>100,7%</text:p>
          </table:table-cell>
          <table:table-cell office:value-type="float" office:value="207756" table:style-name="ce38">
            <text:p>207.756</text:p>
          </table:table-cell>
          <table:table-cell office:value-type="percentage" office:value="0.97500950342827375" table:style-name="ce39">
            <text:p>97,5%</text:p>
          </table:table-cell>
          <table:table-cell office:value-type="float" office:value="103992" table:style-name="ce38">
            <text:p>103.992</text:p>
          </table:table-cell>
          <table:table-cell office:value-type="percentage" office:value="0.37124222205562635" table:style-name="ce39">
            <text:p>37,1%</text:p>
          </table:table-cell>
          <table:table-cell office:value-type="float" office:value="220887" table:style-name="ce38">
            <text:p>220.887</text:p>
          </table:table-cell>
          <table:table-cell office:value-type="percentage" office:value="0.64971159813752111" table:style-name="ce39">
            <text:p>65,0%</text:p>
          </table:table-cell>
          <table:table-cell office:value-type="float" office:value="62714" table:style-name="ce38">
            <text:p>62.714</text:p>
          </table:table-cell>
          <table:table-cell office:value-type="percentage" office:value="0.17317946721232255" table:style-name="ce39">
            <text:p>17,3%</text:p>
          </table:table-cell>
          <table:table-cell office:value-type="float" office:value="30866" table:style-name="ce38">
            <text:p>30.866</text:p>
          </table:table-cell>
          <table:table-cell office:value-type="percentage" office:value="0.11846796881896654" table:style-name="ce39">
            <text:p>11,8%</text:p>
          </table:table-cell>
          <table:table-cell office:value-type="float" office:value="22803" table:style-name="ce38">
            <text:p>22.803</text:p>
          </table:table-cell>
          <table:table-cell office:value-type="percentage" office:value="0.11314716127303581" table:style-name="ce39">
            <text:p>11,3%</text:p>
          </table:table-cell>
          <table:table-cell office:value-type="float" office:value="916" table:style-name="ce38">
            <text:p>916</text:p>
          </table:table-cell>
          <table:table-cell office:value-type="percentage" office:value="5.4327841239339052E-3" table:style-name="ce39">
            <text:p>0,5%</text:p>
          </table:table-cell>
          <table:table-cell office:value-type="float" office:value="808925" table:style-name="ce38">
            <text:p>808.92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0773600854460035" table:style-name="ce39">
            <text:p>40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706" table:style-name="ce38">
            <text:p>3.706</text:p>
          </table:table-cell>
          <table:table-cell office:value-type="percentage" office:value="0.8582677165354331" table:style-name="ce39">
            <text:p>85,8%</text:p>
          </table:table-cell>
          <table:table-cell office:value-type="float" office:value="3271" table:style-name="ce38">
            <text:p>3.271</text:p>
          </table:table-cell>
          <table:table-cell office:value-type="percentage" office:value="0.41631666030291459" table:style-name="ce39">
            <text:p>41,6%</text:p>
          </table:table-cell>
          <table:table-cell office:value-type="float" office:value="8818" table:style-name="ce38">
            <text:p>8.818</text:p>
          </table:table-cell>
          <table:table-cell office:value-type="percentage" office:value="0.76306680512287994" table:style-name="ce39">
            <text:p>76,3%</text:p>
          </table:table-cell>
          <table:table-cell office:value-type="float" office:value="6620" table:style-name="ce38">
            <text:p>6.620</text:p>
          </table:table-cell>
          <table:table-cell office:value-type="percentage" office:value="0.52365132099351364" table:style-name="ce39">
            <text:p>52,4%</text:p>
          </table:table-cell>
          <table:table-cell office:value-type="float" office:value="1669" table:style-name="ce38">
            <text:p>1.669</text:p>
          </table:table-cell>
          <table:table-cell office:value-type="percentage" office:value="0.14032285185807972" table:style-name="ce39">
            <text:p>14,0%</text:p>
          </table:table-cell>
          <table:table-cell office:value-type="float" office:value="1022" table:style-name="ce38">
            <text:p>1.022</text:p>
          </table:table-cell>
          <table:table-cell office:value-type="percentage" office:value="9.3188656879730103E-2" table:style-name="ce39">
            <text:p>9,3%</text:p>
          </table:table-cell>
          <table:table-cell office:value-type="float" office:value="97" table:style-name="ce38">
            <text:p>97</text:p>
          </table:table-cell>
          <table:table-cell office:value-type="percentage" office:value="1.0628972167433706E-2" table:style-name="ce39">
            <text:p>1,1%</text:p>
          </table:table-cell>
          <table:table-cell office:value-type="float" office:value="27518" table:style-name="ce38">
            <text:p>27.51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38776861833298104" table:style-name="ce39">
            <text:p>3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68" table:style-name="ce38">
            <text:p>1.868</text:p>
          </table:table-cell>
          <table:table-cell office:value-type="percentage" office:value="0.79523201362281826" table:style-name="ce39">
            <text:p>79,5%</text:p>
          </table:table-cell>
          <table:table-cell office:value-type="float" office:value="3025" table:style-name="ce38">
            <text:p>3.025</text:p>
          </table:table-cell>
          <table:table-cell office:value-type="percentage" office:value="0.80709711846318033" table:style-name="ce39">
            <text:p>80,7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49520889229589882" table:style-name="ce39">
            <text:p>49,5%</text:p>
          </table:table-cell>
          <table:table-cell office:value-type="float" office:value="8243" table:style-name="ce38">
            <text:p>8.243</text:p>
          </table:table-cell>
          <table:table-cell office:value-type="percentage" office:value="0.72953358704310112" table:style-name="ce39">
            <text:p>73,0%</text:p>
          </table:table-cell>
          <table:table-cell office:value-type="float" office:value="7798" table:style-name="ce38">
            <text:p>7.798</text:p>
          </table:table-cell>
          <table:table-cell office:value-type="percentage" office:value="0.64972504582569568" table:style-name="ce39">
            <text:p>65,0%</text:p>
          </table:table-cell>
          <table:table-cell office:value-type="float" office:value="1878" table:style-name="ce38">
            <text:p>1.878</text:p>
          </table:table-cell>
          <table:table-cell office:value-type="percentage" office:value="0.15478447210088189" table:style-name="ce39">
            <text:p>15,5%</text:p>
          </table:table-cell>
          <table:table-cell office:value-type="float" office:value="829" table:style-name="ce38">
            <text:p>829</text:p>
          </table:table-cell>
          <table:table-cell office:value-type="percentage" office:value="6.9112130054189244E-2" table:style-name="ce39">
            <text:p>6,9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7539" table:style-name="ce38">
            <text:p>27.53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38827244913784598" table:style-name="ce39">
            <text:p>3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1767" table:style-name="ce38">
            <text:p>1.767</text:p>
          </table:table-cell>
          <table:table-cell office:value-type="string" table:style-name="ce39">
            <text:p>-</text:p>
          </table:table-cell>
          <table:table-cell office:value-type="float" office:value="5985" table:style-name="ce38">
            <text:p>5.985</text:p>
          </table:table-cell>
          <table:table-cell office:value-type="string" table:style-name="ce39">
            <text:p>-</text:p>
          </table:table-cell>
          <table:table-cell office:value-type="float" office:value="12748" table:style-name="ce38">
            <text:p>12.748</text:p>
          </table:table-cell>
          <table:table-cell office:value-type="string" table:style-name="ce39">
            <text:p>-</text:p>
          </table:table-cell>
          <table:table-cell office:value-type="float" office:value="16516" table:style-name="ce38">
            <text:p>16.516</text:p>
          </table:table-cell>
          <table:table-cell office:value-type="string" table:style-name="ce39">
            <text:p>-</text:p>
          </table:table-cell>
          <table:table-cell office:value-type="float" office:value="9855" table:style-name="ce38">
            <text:p>9.855</text:p>
          </table:table-cell>
          <table:table-cell office:value-type="string" table:style-name="ce39">
            <text:p>-</text:p>
          </table:table-cell>
          <table:table-cell office:value-type="float" office:value="142" table:style-name="ce38">
            <text:p>142</text:p>
          </table:table-cell>
          <table:table-cell office:value-type="string" table:style-name="ce39">
            <text:p>-</text:p>
          </table:table-cell>
          <table:table-cell office:value-type="float" office:value="47036" table:style-name="ce38">
            <text:p>47.03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7034" table:style-name="ce43">
            <text:p>2.867.034</text:p>
          </table:table-cell>
          <table:table-cell office:value-type="percentage" office:value="1" table:style-name="ce44">
            <text:p>100,0%</text:p>
          </table:table-cell>
          <table:table-cell office:value-type="float" office:value="3819909" table:style-name="ce43">
            <text:p>3.819.909</text:p>
          </table:table-cell>
          <table:table-cell office:value-type="percentage" office:value="0.96461252334253778" table:style-name="ce44">
            <text:p>96,5%</text:p>
          </table:table-cell>
          <table:table-cell office:value-type="float" office:value="1937937" table:style-name="ce43">
            <text:p>1.937.937</text:p>
          </table:table-cell>
          <table:table-cell office:value-type="percentage" office:value="0.36311449945718427" table:style-name="ce44">
            <text:p>36,3%</text:p>
          </table:table-cell>
          <table:table-cell office:value-type="float" office:value="4465433" table:style-name="ce43">
            <text:p>4.465.433</text:p>
          </table:table-cell>
          <table:table-cell office:value-type="percentage" office:value="0.63489815458050591" table:style-name="ce44">
            <text:p>63,5%</text:p>
          </table:table-cell>
          <table:table-cell office:value-type="float" office:value="1356594" table:style-name="ce43">
            <text:p>1.356.594</text:p>
          </table:table-cell>
          <table:table-cell office:value-type="percentage" office:value="0.17190055877432306" table:style-name="ce44">
            <text:p>17,2%</text:p>
          </table:table-cell>
          <table:table-cell office:value-type="float" office:value="678935" table:style-name="ce43">
            <text:p>678.935</text:p>
          </table:table-cell>
          <table:table-cell office:value-type="percentage" office:value="0.10897128163298586" table:style-name="ce44">
            <text:p>10,9%</text:p>
          </table:table-cell>
          <table:table-cell office:value-type="float" office:value="455353" table:style-name="ce43">
            <text:p>455.353</text:p>
          </table:table-cell>
          <table:table-cell office:value-type="percentage" office:value="9.2090222948485637E-2" table:style-name="ce44">
            <text:p>9,2%</text:p>
          </table:table-cell>
          <table:table-cell office:value-type="float" office:value="21331" table:style-name="ce43">
            <text:p>21.331</text:p>
          </table:table-cell>
          <table:table-cell office:value-type="percentage" office:value="5.4854004668929302E-3" table:style-name="ce44">
            <text:p>0,5%</text:p>
          </table:table-cell>
          <table:table-cell office:value-type="float" office:value="15602526" table:style-name="ce43">
            <text:p>15.602.52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7043186335974265" table:style-name="ce44">
            <text:p>37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24T14:25:03Z</meta:creation-date>
    <dc:date>2021-06-24T14:25:26Z</dc:date>
  </office:meta>
</office:document-meta>
</file>